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C000002D66D3683504A5AEC41.png" manifest:media-type="image/png"/>
  <manifest:file-entry manifest:full-path="Pictures/100002010000018900000162E4A0BAB5FE8506DE.png" manifest:media-type="image/png"/>
  <manifest:file-entry manifest:full-path="Pictures/10000201000000D5000000E10989BA81496610E0.png" manifest:media-type="image/png"/>
  <manifest:file-entry manifest:full-path="Pictures/10000201000005560000029034C9914761B7CEC9.png" manifest:media-type="image/png"/>
  <manifest:file-entry manifest:full-path="Pictures/100002010000025A0000012061B00CC45A078D21.png" manifest:media-type="image/png"/>
  <manifest:file-entry manifest:full-path="Pictures/10000201000003230000007F31439B37C52EE5B1.png" manifest:media-type="image/png"/>
  <manifest:file-entry manifest:full-path="Pictures/100002010000027F0000007EC4A5CECB32CC4F5A.png" manifest:media-type="image/png"/>
  <manifest:file-entry manifest:full-path="Pictures/100002010000027500000156A6B26C1CC17D65D0.png" manifest:media-type="image/png"/>
  <manifest:file-entry manifest:full-path="Pictures/100002010000031E000000DA41E7BEC192C630C0.png" manifest:media-type="image/png"/>
  <manifest:file-entry manifest:full-path="Pictures/1000020100000314000000DCA328EA4B7E63C199.png" manifest:media-type="image/png"/>
  <manifest:file-entry manifest:full-path="Pictures/10000201000002CC000000D5F922EC86BFD4E8BB.png" manifest:media-type="image/png"/>
  <manifest:file-entry manifest:full-path="Pictures/1000020100000040000000404DF4EB71778D6DA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officeooo:paragraph-rsid="008dbf5e"/>
    </style:style>
    <style:style style:name="P12" style:family="paragraph" style:parent-style-name="Standard">
      <style:paragraph-properties fo:text-align="center" style:justify-single-word="false"/>
      <style:text-properties officeooo:paragraph-rsid="004fa629"/>
    </style:style>
    <style:style style:name="P13" style:family="paragraph" style:parent-style-name="Standard">
      <style:paragraph-properties fo:text-align="center" style:justify-single-word="false"/>
      <style:text-properties officeooo:paragraph-rsid="005b80e1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8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83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84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85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officeooo:paragraph-rsid="003b6a22"/>
    </style:style>
    <style:style style:name="P87" style:family="paragraph" style:parent-style-name="Standard">
      <style:paragraph-properties fo:text-align="justify" style:justify-single-word="false"/>
      <style:text-properties officeooo:paragraph-rsid="005a8e15"/>
    </style:style>
    <style:style style:name="P88" style:family="paragraph" style:parent-style-name="Standard">
      <style:paragraph-properties fo:text-align="justify" style:justify-single-word="false"/>
      <style:text-properties officeooo:paragraph-rsid="0062163b"/>
    </style:style>
    <style:style style:name="P89" style:family="paragraph" style:parent-style-name="Standard">
      <style:paragraph-properties fo:text-align="justify" style:justify-single-word="false"/>
      <style:text-properties officeooo:paragraph-rsid="007552e0"/>
    </style:style>
    <style:style style:name="P90" style:family="paragraph" style:parent-style-name="Standard">
      <style:paragraph-properties fo:text-align="justify" style:justify-single-word="false"/>
      <style:text-properties officeooo:paragraph-rsid="00760571"/>
    </style:style>
    <style:style style:name="P91" style:family="paragraph" style:parent-style-name="Standard">
      <style:paragraph-properties fo:text-align="justify" style:justify-single-word="false"/>
      <style:text-properties officeooo:paragraph-rsid="00872775"/>
    </style:style>
    <style:style style:name="P92" style:family="paragraph" style:parent-style-name="Standard">
      <style:paragraph-properties fo:text-align="justify" style:justify-single-word="false"/>
      <style:text-properties officeooo:paragraph-rsid="0088a98d"/>
    </style:style>
    <style:style style:name="P93" style:family="paragraph" style:parent-style-name="Standard">
      <style:paragraph-properties fo:text-align="end" style:justify-single-word="false"/>
      <style:text-properties style:font-name="Abyssinica SIL" fo:font-size="10pt" style:font-size-asian="10pt" style:font-name-complex="Abyssinica SIL2" style:font-size-complex="10pt"/>
    </style:style>
    <style:style style:name="P94" style:family="paragraph" style:parent-style-name="Standard">
      <style:paragraph-properties fo:text-align="end" style:justify-single-word="false"/>
      <style:text-properties style:font-name="Abyssinica SIL" fo:font-size="10pt" officeooo:paragraph-rsid="0045ab0f" style:font-size-asian="10pt" style:font-name-complex="Abyssinica SIL2" style:font-size-complex="10pt"/>
    </style:style>
    <style:style style:name="P95" style:family="paragraph" style:parent-style-name="Standard">
      <style:paragraph-properties fo:text-align="end" style:justify-single-word="false"/>
      <style:text-properties style:font-name="Abyssinica SIL" fo:font-size="10pt" officeooo:paragraph-rsid="004dcf7e" style:font-size-asian="10pt" style:font-name-complex="Abyssinica SIL2" style:font-size-complex="10pt"/>
    </style:style>
    <style:style style:name="P96" style:family="paragraph" style:parent-style-name="Standard">
      <style:paragraph-properties fo:text-align="end" style:justify-single-word="false"/>
    </style:style>
    <style:style style:name="P97" style:family="paragraph" style:parent-style-name="Standard">
      <style:paragraph-properties fo:text-align="end" style:justify-single-word="false"/>
      <style:text-properties officeooo:paragraph-rsid="004202d9"/>
    </style:style>
    <style:style style:name="P98" style:family="paragraph" style:parent-style-name="Standard">
      <style:paragraph-properties fo:text-align="end" style:justify-single-word="false"/>
      <style:text-properties officeooo:paragraph-rsid="0045ab0f"/>
    </style:style>
    <style:style style:name="P99" style:family="paragraph" style:parent-style-name="Standard">
      <style:paragraph-properties fo:text-align="end" style:justify-single-word="false"/>
      <style:text-properties officeooo:paragraph-rsid="004dcf7e"/>
    </style:style>
    <style:style style:name="P100" style:family="paragraph" style:parent-style-name="Standard">
      <style:paragraph-properties fo:text-align="end" style:justify-single-word="false"/>
      <style:text-properties officeooo:paragraph-rsid="0055829a"/>
    </style:style>
    <style:style style:name="P101" style:family="paragraph" style:parent-style-name="Standard">
      <style:paragraph-properties fo:text-align="end" style:justify-single-word="false"/>
      <style:text-properties officeooo:paragraph-rsid="006569e7"/>
    </style:style>
    <style:style style:name="P102" style:family="paragraph" style:parent-style-name="Standard">
      <style:paragraph-properties fo:text-align="end" style:justify-single-word="false"/>
      <style:text-properties officeooo:paragraph-rsid="0077bc4c"/>
    </style:style>
    <style:style style:name="P103" style:family="paragraph" style:parent-style-name="Standard">
      <style:paragraph-properties fo:text-align="end" style:justify-single-word="false"/>
      <style:text-properties officeooo:paragraph-rsid="007c02de"/>
    </style:style>
    <style:style style:name="P104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54" style:family="paragraph" style:parent-style-name="Standard">
      <style:paragraph-properties fo:text-align="center" style:justify-single-word="false"/>
      <style:text-properties fo:color="#8d0000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5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158" style:family="paragraph" style:parent-style-name="Standard">
      <style:paragraph-properties fo:text-align="justify" style:justify-single-word="false"/>
      <style:text-properties fo:color="#c9211e" style:text-position="0% 100%" style:font-name="Abyssinica SIL1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59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160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1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2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3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4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5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6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7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8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9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1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2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3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4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5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6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7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8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9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0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1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2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3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4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5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0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3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4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5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7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8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0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1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2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3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4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5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6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7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8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9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1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2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3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4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5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6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7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8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9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0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1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2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3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4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5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6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7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8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9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0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3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4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8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1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2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3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4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5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4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47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248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249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250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251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252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253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254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255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256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257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258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259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260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261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262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263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264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265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266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267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268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69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70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1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72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73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4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5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6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7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278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279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280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281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282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283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284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285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286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287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288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289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290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91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292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293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294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295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296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297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298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299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300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301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text-position="0% 100%" style:font-name="Abyssinica SIL1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" style:family="text">
      <style:text-properties fo:color="#2a6099" style:text-position="0% 100%" style:font-name="Abyssinica SIL1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5b904a" style:font-weight-asian="bold" style:font-weight-complex="bold"/>
    </style:style>
    <style:style style:name="T6" style:family="text">
      <style:text-properties style:use-window-font-color="true" style:text-position="0% 100%" style:font-name="Abyssinica SIL1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1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1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1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1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1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1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1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1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1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1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1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1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1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1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1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1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1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1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1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1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1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1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1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1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1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1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1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1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1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1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1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1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1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1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1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2" style:family="text">
      <style:text-properties style:use-window-font-color="true" style:text-position="0% 100%" style:font-name="Abyssinica SIL1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3" style:family="text">
      <style:text-properties style:use-window-font-color="true" style:text-position="0% 100%" style:font-name="Abyssinica SIL1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4" style:family="text">
      <style:text-properties style:use-window-font-color="true" style:text-position="0% 100%" style:font-name="Abyssinica SIL1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5" style:family="text">
      <style:text-properties style:use-window-font-color="true" style:text-position="0% 100%" style:font-name="Abyssinica SIL1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6" style:family="text">
      <style:text-properties style:use-window-font-color="true" style:text-position="0% 100%" style:font-name="Abyssinica SIL1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7" style:family="text">
      <style:text-properties style:use-window-font-color="true" style:text-position="0% 100%" style:font-name="Abyssinica SIL1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8" style:family="text">
      <style:text-properties style:use-window-font-color="true" style:text-position="0% 100%" style:font-name="Abyssinica SIL1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9" style:family="text">
      <style:text-properties style:use-window-font-color="true" style:text-position="0% 100%" style:font-name="Abyssinica SIL1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0" style:family="text">
      <style:text-properties style:use-window-font-color="true" style:text-position="0% 100%" style:font-name="Abyssinica SIL1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1" style:family="text">
      <style:text-properties style:use-window-font-color="true"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2" style:family="text">
      <style:text-properties style:use-window-font-color="true" style:text-position="0% 100%" style:font-name="Abyssinica SIL1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3" style:family="text">
      <style:text-properties style:use-window-font-color="true" style:text-position="0% 100%" style:font-name="Abyssinica SIL1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4" style:family="text">
      <style:text-properties style:use-window-font-color="true" style:text-position="0% 100%" style:font-name="Abyssinica SIL1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5" style:family="text">
      <style:text-properties style:use-window-font-color="true" style:text-position="0% 100%" style:font-name="Abyssinica SIL1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6" style:family="text">
      <style:text-properties style:use-window-font-color="true" style:text-position="0% 100%" style:font-name="Abyssinica SIL1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7" style:family="text">
      <style:text-properties style:use-window-font-color="true" style:text-position="0% 100%" style:font-name="Abyssinica SIL1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8" style:family="text">
      <style:text-properties style:use-window-font-color="true" style:text-position="0% 100%" style:font-name="Abyssinica SIL1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9" style:family="text">
      <style:text-properties style:use-window-font-color="true" style:text-position="0% 100%" style:font-name="Abyssinica SIL1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0" style:family="text">
      <style:text-properties style:use-window-font-color="true" style:text-position="0% 100%" style:font-name="Abyssinica SIL1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1" style:family="text">
      <style:text-properties style:use-window-font-color="true" style:text-position="0% 100%" style:font-name="Abyssinica SIL1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2" style:family="text">
      <style:text-properties style:use-window-font-color="true" style:text-position="0% 100%" style:font-name="Abyssinica SIL1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3" style:family="text">
      <style:text-properties style:use-window-font-color="true" style:text-position="0% 100%" style:font-name="Abyssinica SIL1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64" style:family="text">
      <style:text-properties style:use-window-font-color="true" style:text-position="0% 100%" style:font-name="Abyssinica SIL1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65" style:family="text">
      <style:text-properties style:use-window-font-color="true"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66" style:family="text">
      <style:text-properties style:use-window-font-color="true" style:text-position="0% 100%" style:font-name="Abyssinica SIL1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67" style:family="text">
      <style:text-properties style:use-window-font-color="true" style:text-position="0% 100%" style:font-name="Abyssinica SIL1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68" style:family="text">
      <style:text-properties style:use-window-font-color="true" style:text-position="0% 100%" style:font-name="Abyssinica SIL1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69" style:family="text">
      <style:text-properties style:use-window-font-color="true" style:text-position="0% 100%" style:font-name="Abyssinica SIL1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0" style:family="text">
      <style:text-properties style:use-window-font-color="true" style:text-position="0% 100%" style:font-name="Abyssinica SIL1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1" style:family="text">
      <style:text-properties style:use-window-font-color="true" style:text-position="0% 100%" style:font-name="Abyssinica SIL1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2" style:family="text">
      <style:text-properties style:use-window-font-color="true" style:text-position="0% 100%" style:font-name="Abyssinica SIL1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3" style:family="text">
      <style:text-properties style:use-window-font-color="true" style:text-position="0% 100%" style:font-name="Abyssinica SIL1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4" style:family="text">
      <style:text-properties style:use-window-font-color="true" style:text-position="0% 100%" style:font-name="Abyssinica SIL1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5" style:family="text">
      <style:text-properties style:use-window-font-color="true" style:text-position="0% 100%" style:font-name="Abyssinica SIL1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6" style:family="text">
      <style:text-properties style:use-window-font-color="true" style:text-position="0% 100%" style:font-name="Abyssinica SIL1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7" style:family="text">
      <style:text-properties style:use-window-font-color="true" style:text-position="0% 100%" style:font-name="Abyssinica SIL1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8" style:family="text">
      <style:text-properties style:use-window-font-color="true" style:text-position="0% 100%" style:font-name="Abyssinica SIL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79" style:family="text">
      <style:text-properties style:use-window-font-color="true" style:text-position="0% 100%" style:font-name="Abyssinica SIL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0" style:family="text">
      <style:text-properties style:use-window-font-color="true" style:text-position="0% 100%" style:font-name="Abyssinica SIL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1" style:family="text">
      <style:text-properties style:use-window-font-color="true" style:text-position="0% 100%" style:font-name="Abyssinica SIL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2" style:family="text">
      <style:text-properties style:use-window-font-color="true" style:text-position="0% 100%" style:font-name="Abyssinica SIL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3" style:family="text">
      <style:text-properties style:use-window-font-color="true" style:text-position="0% 100%" style:font-name="Abyssinica SIL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4" style:family="text">
      <style:text-properties style:use-window-font-color="true" style:text-position="0% 100%" style:font-name="Abyssinica SIL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5" style:family="text">
      <style:text-properties style:use-window-font-color="true" style:font-name="Abyssinica SIL1" fo:font-size="12pt" style:font-size-asian="10.5pt" style:font-size-complex="12pt"/>
    </style:style>
    <style:style style:name="T86" style:family="text">
      <style:text-properties style:use-window-font-color="true" style:font-name="Abyssinica SIL1" fo:font-size="12pt" officeooo:rsid="004fa629" style:font-size-asian="10.5pt" style:font-size-complex="12pt"/>
    </style:style>
    <style:style style:name="T87" style:family="text">
      <style:text-properties style:use-window-font-color="true" style:font-name="Abyssinica SIL1" fo:font-size="12pt" officeooo:rsid="0057f737" style:font-size-asian="10.5pt" style:font-size-complex="12pt"/>
    </style:style>
    <style:style style:name="T88" style:family="text">
      <style:text-properties style:use-window-font-color="true" style:font-name="Abyssinica SIL1" fo:font-size="12pt" fo:font-weight="normal" style:font-size-asian="10.5pt" style:font-weight-asian="normal" style:font-size-complex="12pt" style:font-weight-complex="normal"/>
    </style:style>
    <style:style style:name="T89" style:family="text">
      <style:text-properties style:use-window-font-color="true" style:font-name="Abyssinica SIL1" fo:font-size="12pt" fo:font-weight="normal" officeooo:rsid="005dff56" style:font-size-asian="10.5pt" style:font-weight-asian="normal" style:font-size-complex="12pt" style:font-weight-complex="normal"/>
    </style:style>
    <style:style style:name="T90" style:family="text">
      <style:text-properties style:font-name="Abyssinica SIL" fo:font-size="10pt" style:font-size-asian="10pt" style:font-name-complex="Abyssinica SIL2" style:font-size-complex="10pt"/>
    </style:style>
    <style:style style:name="T91" style:family="text">
      <style:text-properties style:font-name="Abyssinica SIL" fo:font-size="10pt" officeooo:rsid="0037c582" style:font-size-asian="10pt" style:font-name-complex="Abyssinica SIL2" style:font-size-complex="10pt"/>
    </style:style>
    <style:style style:name="T92" style:family="text">
      <style:text-properties style:font-name="Abyssinica SIL" fo:font-size="10pt" officeooo:rsid="00433c2a" style:font-size-asian="10pt" style:font-name-complex="Abyssinica SIL2" style:font-size-complex="10pt"/>
    </style:style>
    <style:style style:name="T93" style:family="text">
      <style:text-properties style:font-name="Abyssinica SIL" fo:font-size="10pt" officeooo:rsid="003c6515" style:font-size-asian="10pt" style:font-name-complex="Abyssinica SIL2" style:font-size-complex="10pt"/>
    </style:style>
    <style:style style:name="T94" style:family="text">
      <style:text-properties style:font-name="Abyssinica SIL" fo:font-size="10pt" officeooo:rsid="0045ab0f" style:font-size-asian="10pt" style:font-name-complex="Abyssinica SIL2" style:font-size-complex="10pt"/>
    </style:style>
    <style:style style:name="T95" style:family="text">
      <style:text-properties style:font-name="Abyssinica SIL" fo:font-size="10pt" officeooo:rsid="004dcf7e" style:font-size-asian="10pt" style:font-name-complex="Abyssinica SIL2" style:font-size-complex="10pt"/>
    </style:style>
    <style:style style:name="T96" style:family="text">
      <style:text-properties style:font-name="Abyssinica SIL" fo:font-size="10pt" officeooo:rsid="0055829a" style:font-size-asian="10pt" style:font-name-complex="Abyssinica SIL2" style:font-size-complex="10pt"/>
    </style:style>
    <style:style style:name="T97" style:family="text">
      <style:text-properties style:font-name="Abyssinica SIL" fo:font-size="10pt" officeooo:rsid="006569e7" style:font-size-asian="10pt" style:font-name-complex="Abyssinica SIL2" style:font-size-complex="10pt"/>
    </style:style>
    <style:style style:name="T98" style:family="text">
      <style:text-properties style:font-name="Abyssinica SIL" fo:font-size="10pt" officeooo:rsid="006ce8f9" style:font-size-asian="10pt" style:font-name-complex="Abyssinica SIL2" style:font-size-complex="10pt"/>
    </style:style>
    <style:style style:name="T99" style:family="text">
      <style:text-properties style:font-name="Abyssinica SIL" fo:font-size="10pt" officeooo:rsid="0077bc4c" style:font-size-asian="10pt" style:font-name-complex="Abyssinica SIL2" style:font-size-complex="10pt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5fae69" style:font-weight-asian="normal" style:font-weight-complex="normal"/>
    </style:style>
    <style:style style:name="T102" style:family="text">
      <style:text-properties fo:font-weight="normal" officeooo:rsid="00656281" style:font-weight-asian="normal" style:font-weight-complex="normal"/>
    </style:style>
    <style:style style:name="T103" style:family="text">
      <style:text-properties fo:font-weight="normal" officeooo:rsid="006dbf0e" style:font-weight-asian="normal" style:font-weight-complex="normal"/>
    </style:style>
    <style:style style:name="T104" style:family="text">
      <style:text-properties fo:font-weight="normal" officeooo:rsid="006e73c7" style:font-weight-asian="normal" style:font-weight-complex="normal"/>
    </style:style>
    <style:style style:name="T105" style:family="text">
      <style:text-properties fo:font-weight="normal" officeooo:rsid="007054be" style:font-weight-asian="normal" style:font-weight-complex="normal"/>
    </style:style>
    <style:style style:name="T106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038e7a5" style:font-weight-asian="bold" style:font-weight-complex="bold"/>
    </style:style>
    <style:style style:name="T112" style:family="text">
      <style:text-properties fo:font-weight="bold" officeooo:rsid="003a7548" style:font-weight-asian="bold" style:font-weight-complex="bold"/>
    </style:style>
    <style:style style:name="T113" style:family="text">
      <style:text-properties fo:font-weight="bold" officeooo:rsid="003c6515" style:font-weight-asian="bold" style:font-weight-complex="bold"/>
    </style:style>
    <style:style style:name="T114" style:family="text">
      <style:text-properties officeooo:rsid="0038e7a5"/>
    </style:style>
    <style:style style:name="T115" style:family="text">
      <style:text-properties officeooo:rsid="003a7548"/>
    </style:style>
    <style:style style:name="T116" style:family="text">
      <style:text-properties officeooo:rsid="003b6a22"/>
    </style:style>
    <style:style style:name="T117" style:family="text">
      <style:text-properties officeooo:rsid="0042342b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0443198" style:font-style-asian="normal" style:font-style-complex="normal"/>
    </style:style>
    <style:style style:name="T120" style:family="text">
      <style:text-properties officeooo:rsid="0046e4c6"/>
    </style:style>
    <style:style style:name="T121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22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23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24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officeooo:rsid="006dbf0e" style:font-style-asian="italic" style:font-style-complex="italic"/>
    </style:style>
    <style:style style:name="T1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29" style:family="text">
      <style:text-properties officeooo:rsid="005b80e1"/>
    </style:style>
    <style:style style:name="T130" style:family="text">
      <style:text-properties officeooo:rsid="005b904a"/>
    </style:style>
    <style:style style:name="T131" style:family="text">
      <style:text-properties officeooo:rsid="00656281"/>
    </style:style>
    <style:style style:name="T132" style:family="text">
      <style:text-properties officeooo:rsid="006569e7"/>
    </style:style>
    <style:style style:name="T133" style:family="text">
      <style:text-properties officeooo:rsid="006e73c7"/>
    </style:style>
    <style:style style:name="T134" style:family="text">
      <style:text-properties fo:background-color="transparent" loext:char-shading-value="0"/>
    </style:style>
    <style:style style:name="T135" style:family="text">
      <style:text-properties officeooo:rsid="006e73c7" fo:background-color="transparent" loext:char-shading-value="0"/>
    </style:style>
    <style:style style:name="T136" style:family="text">
      <style:text-properties officeooo:rsid="007054be"/>
    </style:style>
    <style:style style:name="T137" style:family="text">
      <style:text-properties officeooo:rsid="00723338"/>
    </style:style>
    <style:style style:name="T138" style:family="text">
      <style:text-properties officeooo:rsid="0077bc4c"/>
    </style:style>
    <style:style style:name="T139" style:family="text">
      <style:text-properties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40" style:family="text">
      <style:text-properties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1" style:family="text">
      <style:text-properties style:text-position="0% 100%" style:font-name="Abyssinica SIL1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2" style:family="text">
      <style:text-properties style:text-position="0% 100%" style:font-name="Abyssinica SIL1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3" style:family="text">
      <style:text-properties fo:color="#c9211e" style:text-position="0% 100%" style:font-name="Abyssinica SIL1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44" style:family="text">
      <style:text-properties fo:color="#c9211e" style:text-position="0% 100%" style:font-name="Abyssinica SIL1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T90">1</text:span><text:span text:style-name="T91">6</text:span><text:span text:style-name="T90">/0</text:span><text:span text:style-name="T91">9</text:span><text:span text:style-name="T90">/2022 </text:span><text:span text:style-name="T91">sexta-feira</text:span></text:p>
      <text:p text:style-name="P93"/>
      <text:p text:style-name="P138">O que aprenderemos neste módulo?</text:p>
      <text:p text:style-name="P104"/>
      <text:list xml:id="list3984828735" text:style-name="L1">
        <text:list-item>
          <text:p text:style-name="P160">O que é a <text:span text:style-name="T110">Web</text:span> e como ela funciona;</text:p>
        </text:list-item>
        <text:list-item>
          <text:p text:style-name="P160">O que é <text:span text:style-name="T110">Frontend, Backend e Full </text:span><text:span text:style-name="T113">St</text:span><text:span text:style-name="T110">ack</text:span>;</text:p>
        </text:list-item>
        <text:list-item>
          <text:p text:style-name="P160">O que é <text:span text:style-name="T110">HTML5 </text:span>e como utilizá-lo;</text:p>
        </text:list-item>
        <text:list-item>
          <text:p text:style-name="P160">O que é <text:span text:style-name="T110">CSS </text:span>e como utilizá-lo;</text:p>
        </text:list-item>
        <text:list-item>
          <text:p text:style-name="P160">O que é <text:span text:style-name="T110">Bulma </text:span><text:s/>e como utilizá-lo;</text:p>
        </text:list-item>
        <text:list-item>
          <text:p text:style-name="P160">Como <text:span text:style-name="T110">desenvolver um portfólio </text:span>de programador com Bulma do zero.</text:p>
        </text:list-item>
      </text:list>
      <text:p text:style-name="P104"/>
      <text:p text:style-name="P116">O que é a Web e como ela funciona?</text:p>
      <text:p text:style-name="P105"/>
      <text:p text:style-name="P106">Servidor Web</text:p>
      <text:p text:style-name="P104"/>
      <text:list xml:id="list468335992" text:style-name="L2">
        <text:list-item>
          <text:p text:style-name="P161">É um Software que fica instalado em um computador na rede e serve para <text:span text:style-name="T110">receber as requisições </text:span>de um browser e responder com os arquivos correspondentes ao site solicitado (que em geral são páginas criadas com HTML, CSS e JavaScript e alguns recursos como imagens, áudios e vídeos).</text:p>
          <text:p text:style-name="P161"/>
          <text:p text:style-name="P161"><text:span text:style-name="T114">Os servidores web relacionados as requisições e respostas de um site utiliza um </text:span><text:span text:style-name="T111">protocolo </text:span><text:span text:style-name="T114">chamado </text:span><text:span text:style-name="T111">HTTP.</text:span></text:p>
        </text:list-item>
      </text:list>
      <text:p text:style-name="P14"/>
      <text:p text:style-name="P107">HTTP</text:p>
      <text:p text:style-name="P107"/>
      <text:list xml:id="list4005231289" text:style-name="L3">
        <text:list-item>
          <text:p text:style-name="P249"><text:span text:style-name="T7">P</text:span><text:span text:style-name="T8">rotocolo Http </text:span><text:span text:style-name="T42">(Hypertext Transfer Protocol)</text:span><text:span text:style-name="T8">, é uma espécie de idioma utilizado para que o cliente Web (que em geral é um browser) e o servidor web se entendam. </text:span></text:p>
          <text:p text:style-name="P162"/>
          <text:p text:style-name="P162">Cada um dos outros tipos de servidores web utiliza um protocolo diferente.</text:p>
        </text:list-item>
      </text:list>
      <text:p text:style-name="P32"/>
      <text:p text:style-name="P107">Outros Protocolos</text:p>
      <text:p text:style-name="P107"><text:soft-page-break/></text:p>
      <text:list xml:id="list2335630509" text:style-name="L4">
        <text:list-item>
          <text:p text:style-name="P213">SMTP – <text:span text:style-name="T100">Recebimento e envio de Emails;</text:span></text:p>
        </text:list-item>
        <text:list-item>
          <text:p text:style-name="P213">FTP – <text:span text:style-name="T100">Recebimento e download de arquivos.</text:span></text:p>
        </text:list-item>
      </text:list>
      <text:p text:style-name="P32"/>
      <text:p text:style-name="P32">Também existem servidores web para acesso a Banco de Dados, entre outros.</text:p>
      <text:p text:style-name="P32"/>
      <text:p text:style-name="P107">Servidores Web relacionados aos sites</text:p>
      <text:p text:style-name="P107"/>
      <text:list xml:id="list486134978" text:style-name="L5">
        <text:list-item>
          <text:p text:style-name="P214">Apache</text:p>
        </text:list-item>
        <text:list-item>
          <text:p text:style-name="P214">Nginx</text:p>
        </text:list-item>
      </text:list>
      <text:p text:style-name="P14"/>
      <text:p text:style-name="P32">São os softwares mais famosos que usam o HTTP para criar esses servidores. <text:span text:style-name="T115">Para solicitar o servidor web ou um conteúdo de um determinado site precisamos conhecer o seu </text:span><text:span text:style-name="T112">endereço IP.</text:span></text:p>
      <text:p text:style-name="P15"/>
      <text:p text:style-name="P108">Endereço IP</text:p>
      <text:p text:style-name="P108"/>
      <text:list xml:id="list1533338256" text:style-name="L6">
        <text:list-item>
          <text:p text:style-name="P163">Um Endereço de Protocolo da Internet <text:span text:style-name="T110">(Internet Protocol Address </text:span>[IP address],<text:span text:style-name="T110"> </text:span>é um <text:span text:style-name="T110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163">Um endereço de <text:span text:style-name="T110">IP</text:span> serve a duas funções principais:</text:p>
          <text:list>
            <text:list-item>
              <text:p text:style-name="P268">identificação de interface de hospedeiro ou de rede e endereçamento de localização.</text:p>
            </text:list-item>
          </text:list>
        </text:list-item>
      </text:list>
      <text:p text:style-name="P155"/>
      <text:p text:style-name="P33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10">DNS.</text:span></text:p>
      <text:p text:style-name="P16"/>
      <text:p text:style-name="P108">DNS</text:p>
      <text:p text:style-name="P108"/>
      <text:list xml:id="list2478164556" text:style-name="L7">
        <text:list-item>
          <text:p text:style-name="P164">O Sistema de Nomes de Domínio (<text:span text:style-name="T110">D</text:span>omain <text:span text:style-name="T110">N</text:span>ame <text:span text:style-name="T110">S</text:span>ystem), é um sistema hierárquico e distribuído de gestão de nomes para computadores, serviços ou qualquer máquina conectada à internet ou a uma rede privada. Faz a <text:span text:style-name="T110">associação </text:span><text:soft-page-break/>entre várias informações atribuídas a nomes de domínios e cada entidade participante.</text:p>
        </text:list-item>
        <text:list-item>
          <text:p text:style-name="P164">A sua utilização mais convencional <text:span text:style-name="T110">associa nomes de domínios mais facilmente memorizáveis a endereços IP numéricos</text:span>, necessários à localização e identificação de serviços e dispositivos, processo esse denominado por: <text:span text:style-name="T110">resolução de nome.</text:span></text:p>
        </text:list-item>
      </text:list>
      <text:p text:style-name="P16"/>
      <text:p text:style-name="P86"><text:span text:style-name="T9">Ou seja, ele tem uma espécie de banco de dados que relaciona então </text:span><text:span text:style-name="T43">IPS </text:span><text:span text:style-name="T9">com</text:span><text:span text:style-name="T43"> Domínios </text:span><text:span text:style-name="T9">em geral todo computador ligado a rede já tem um IP do DNS configurado então quando ele precisa saber o IP ele envia o domínio que ele deseja saber, o IP pra esse DNS e ele responde devolvendo o IP desejado.</text:span></text:p>
      <text:p text:style-name="P35"/>
      <text:p text:style-name="P109">D<text:span text:style-name="T116">esenvolvendo o Site</text:span></text:p>
      <text:p text:style-name="P109"/>
      <text:list xml:id="list917027020" text:style-name="L8">
        <text:list-item>
          <text:p text:style-name="P165">Após descobrir o IP correto do servidor na rede, o browser vai então solicitar a árvore de arquivos relacionadas aquele site digitando ao servidor Web.</text:p>
        </text:list-item>
        <text:list-item>
          <text:p text:style-name="P165">Site estático:</text:p>
          <text:list>
            <text:list-item>
              <text:p text:style-name="P269">devolverá os arquivos pré existentes.</text:p>
            </text:list-item>
          </text:list>
        </text:list-item>
        <text:list-item>
          <text:p text:style-name="P165">Site dinâmico:</text:p>
          <text:list>
            <text:list-item>
              <text:p text:style-name="P270">o servidor solicitará para um outro software (por exemplo, ao NodeJS) a geração dessas páginas dinâmicas.</text:p>
            </text:list-item>
          </text:list>
        </text:list-item>
      </text:list>
      <text:p text:style-name="P156"/>
      <text:p text:style-name="P117">Desenvolvedor Frontend, Backend e Full Stack</text:p>
      <text:p text:style-name="P117"/>
      <text:p text:style-name="P110">O que é desenvolvedor Frontend?</text:p>
      <text:p text:style-name="P110"/>
      <text:list xml:id="list4090006858" text:style-name="L9">
        <text:list-item>
          <text:p text:style-name="P166"><text:span text:style-name="T116">O </text:span>desenvolvedor Frontend é o que <text:span text:style-name="T110">cria a interface </text:span>do site com o usuário, geralmente usando HTML, CSS e JavaScript;</text:p>
        </text:list-item>
      </text:list>
      <text:p text:style-name="P34"/>
      <text:p text:style-name="P110">O que é desenvolvedor Backend?</text:p>
      <text:p text:style-name="P110"/>
      <text:list xml:id="list3941662734" text:style-name="L10">
        <text:list-item>
          <text:p text:style-name="P167">Em geral o desenvolvedor Backend é o responsável por <text:span text:style-name="T110">desenvolver a estrutura </text:span>do site que não é apresentada ao usuário, por exemplo a parte que acessa o <text:span text:style-name="T110">Banco de dados, </text:span>processa as <text:span text:style-name="T110">regras de negócio </text:span>e <text:span text:style-name="T110">interage </text:span>com outros serviços.</text:p>
        </text:list-item>
        <text:list-item>
          <text:p text:style-name="P167"><text:soft-page-break/>É comum no Backend utilizarmos linguagens de programação como <text:span text:style-name="T110">JavaScript, Ruby </text:span>e <text:span text:style-name="T110">Python</text:span>, e frameworks como <text:span text:style-name="T110">NodeJS, Ruby on Rails </text:span>e <text:span text:style-name="T110">Django.</text:span></text:p>
        </text:list-item>
      </text:list>
      <text:p text:style-name="P17"/>
      <text:p text:style-name="P110">O que é desenvolvedor FullStack?</text:p>
      <text:p text:style-name="P110"/>
      <text:list xml:id="list3481783399" text:style-name="L11">
        <text:list-item>
          <text:p text:style-name="P168">O desenvolvedor Fullstack é o que consegue desenvolver tanto <text:span text:style-name="T110">frontend </text:span>como o <text:span text:style-name="T110">backend, </text:span>portanto ele pode atuar no <text:span text:style-name="T110">ciclo completo de desenvolvimento </text:span>de um site.</text:p>
        </text:list-item>
      </text:list>
      <text:p text:style-name="P34"/>
      <text:p text:style-name="P82"/>
      <text:p text:style-name="P97"><text:span text:style-name="T78">1</text:span><text:span text:style-name="T79">9</text:span><text:span text:style-name="T78">/0</text:span><text:span text:style-name="T80">9</text:span><text:span text:style-name="T78">/2022 </text:span><text:span text:style-name="T79">segunda</text:span><text:span text:style-name="T80">-feira</text:span></text:p>
      <text:p text:style-name="P82"/>
      <text:p text:style-name="P139">Toda parte de HTML foi pulada!</text:p>
      <text:p text:style-name="P139"/>
      <text:p text:style-name="P36">Pelo fato de já dominar HTML e CSS apenas fiz os desafios!</text:p>
      <text:p text:style-name="P36"/>
      <text:p text:style-name="P37"><text:span text:style-name="T92">20</text:span><text:span text:style-name="T93">/0</text:span><text:span text:style-name="T91">9</text:span><text:span text:style-name="T93">/2022 </text:span><text:span text:style-name="T92">terça</text:span><text:span text:style-name="T91">-feira</text:span></text:p>
      <text:p text:style-name="P83"/>
      <text:p text:style-name="P141">Pesquisa sobre novas Tag’s</text:p>
      <text:p text:style-name="P140"/>
      <text:list xml:id="list166549092" text:style-name="L12">
        <text:list-item>
          <text:p text:style-name="P215"><text:span text:style-name="T117">V</text:span>amos pesquisar a seguir por:</text:p>
          <text:p text:style-name="P215"><text:s/></text:p>
          <text:list>
            <text:list-item>
              <text:p text:style-name="P271">&lt;caption&gt;- <text:span text:style-name="T119">Define uma legenda da tabela;</text:span></text:p>
            </text:list-item>
            <text:list-item>
              <text:p text:style-name="P271">&lt;thead&gt; - <text:span text:style-name="T119">Agrupa o conteúdo do cabeçalho em uma tabela;</text:span></text:p>
            </text:list-item>
            <text:list-item>
              <text:p text:style-name="P271">&lt;tbody&gt; - <text:span text:style-name="T119">Agrupa o conteúdo do corpo em uma tabela;</text:span></text:p>
            </text:list-item>
            <text:list-item>
              <text:p text:style-name="P271">&lt;th&gt; - <text:span text:style-name="T119">Define uma célula de cabeçalho em uma tabela;</text:span></text:p>
            </text:list-item>
            <text:list-item>
              <text:p text:style-name="P271">&lt;tr&gt; - <text:span text:style-name="T119">Define uma linha em uma tabela;</text:span></text:p>
            </text:list-item>
            <text:list-item>
              <text:p text:style-name="P271">&lt;td&gt; - <text:span text:style-name="T119">Define uma célula em uma tabela, ou seja, uma coluna;</text:span></text:p>
            </text:list-item>
            <text:list-item>
              <text:p text:style-name="P271">&lt;tfoot&gt; -<text:span text:style-name="T118"> </text:span><text:span text:style-name="T119">Agrupa o conteúdo do rodapé em uma tabela.</text:span><text:span text:style-name="T118"> </text:span></text:p>
            </text:list-item>
          </text:list>
        </text:list-item>
      </text:list>
      <text:p text:style-name="P111"/>
      <text:p text:style-name="P98"><text:span text:style-name="T94">21</text:span><text:span text:style-name="T90">/0</text:span><text:span text:style-name="T91">9</text:span><text:span text:style-name="T90">/2022 </text:span><text:span text:style-name="T94">quarta</text:span><text:span text:style-name="T91">-feira</text:span></text:p>
      <text:p text:style-name="P94"/>
      <text:p text:style-name="P142">Conhecendo os Forms</text:p>
      <text:p text:style-name="P142"/>
      <text:list xml:id="list1464829306" text:style-name="L13">
        <text:list-item>
          <text:p text:style-name="P216"><text:soft-page-break/>O que são os forms no HTML?</text:p>
          <text:list>
            <text:list-item>
              <text:p text:style-name="P250"><text:span text:style-name="T10">São campos que recebem as entradas dos usuários, como um formulário mesmo, recebe dados como: </text:span><text:span text:style-name="T69">Nome, Email, Telefone, Texto, etc.</text:span></text:p>
            </text:list-item>
            <text:list-item>
              <text:p text:style-name="P169">Se os links são muito importantes na web para que naveguemos entre as páginas, o form também é essencial para que possamos submeter informações para um servidor.</text:p>
            </text:list-item>
            <text:list-item>
              <text:p text:style-name="P169">Dentro do form temos o atributo <text:span text:style-name="T110">action</text:span> onde colocaremos a <text:span text:style-name="T110">url </text:span>do servidor que desejamos enviar (submeter) informações.</text:p>
              <text:p text:style-name="P169"/>
            </text:list-item>
          </text:list>
        </text:list-item>
        <text:list-item>
          <text:p text:style-name="P217">Quem recebe as informações do Form?</text:p>
          <text:list>
            <text:list-item>
              <text:p text:style-name="P170">Basicamente quando estamos submetendo essas informações, o form manda isso para o Back-End, ou seja, para o servidor.</text:p>
            </text:list-item>
            <text:list-item>
              <text:p text:style-name="P170">Ele é um software que recebe as informações e faz as alterações no banco de dados.</text:p>
            </text:list-item>
          </text:list>
        </text:list-item>
      </text:list>
      <text:p text:style-name="P143">Criando um form para pesquisar no Google</text:p>
      <text:p text:style-name="P143"/>
      <text:p text:style-name="P38">Aula prática em vídeo, onde o Leonardo está criando um form na prática para que conheçamos como funciona.</text:p>
      <text:list xml:id="list3630229413" text:style-name="L14">
        <text:list-item>
          <text:p text:style-name="P171">Nessa aula o professor cria uma barra de pesquisa que ao pesquisar cai direto na página do Google.</text:p>
        </text:list-item>
        <text:list-item>
          <text:p text:style-name="P172">Usaremos no form o método <text:span text:style-name="T110">GET</text:span> que basicamente é quando queremos pegar algo do servidor.</text:p>
        </text:list-item>
      </text:list>
      <text:p text:style-name="P39"/>
      <text:p text:style-name="P144">Validação de forms</text:p>
      <text:p text:style-name="P144"/>
      <text:list xml:id="list2645597653" text:style-name="L15">
        <text:list-item>
          <text:p text:style-name="P173"><text:span text:style-name="T120">F</text:span>alaremos sobre validação de forms no HTML5 e como garantir que as informações serão digitadas corretamente.</text:p>
          <text:p text:style-name="P173"/>
        </text:list-item>
        <text:list-item>
          <text:p text:style-name="P218">O que são validações?</text:p>
          <text:list>
            <text:list-item>
              <text:p text:style-name="P173">Uma maneira de garantir que os dados inseridos estão seguindo a norma para aquele campo.</text:p>
            </text:list-item>
            <text:list-item>
              <text:p text:style-name="P173">Usaremos o form do exercício passado para criar as validações.</text:p>
            </text:list-item>
            <text:list-item>
              <text:p text:style-name="P174">No input da pesquisa passaremos o atributo <text:span text:style-name="T110">required </text:span>para garantir que o usuário digitou algo no campo de busca, mas temos outras formas também de validação, como os atributos <text:span text:style-name="T110">min </text:span>e <text:span text:style-name="T110">max</text:span> que passamos o valor mínimo <text:soft-page-break/>e/ou máximo de caracteres digitados, comumente usamos para input de tipo <text:span text:style-name="T110">number.</text:span></text:p>
            </text:list-item>
            <text:list-item>
              <text:p text:style-name="P174">Veja na documentação do HTML para se aprofundar mais.</text:p>
            </text:list-item>
          </text:list>
        </text:list-item>
      </text:list>
      <text:p text:style-name="P145"/>
      <text:p text:style-name="P146">Aprofundando nos Inputs</text:p>
      <text:p text:style-name="P146"/>
      <text:p text:style-name="P40">Aula informativa, apenas explicação na prática dos inputs.</text:p>
      <text:p text:style-name="P40"/>
      <text:p text:style-name="P99"><text:span text:style-name="T95">22</text:span><text:span text:style-name="T90">/0</text:span><text:span text:style-name="T91">9</text:span><text:span text:style-name="T90">/2022 </text:span><text:span text:style-name="T95">quinta</text:span><text:span text:style-name="T91">-feira</text:span></text:p>
      <text:p text:style-name="P95"/>
      <text:p text:style-name="P147">Novidades do HTML5</text:p>
      <text:p text:style-name="P147"/>
      <text:list xml:id="list2377499903" text:style-name="L16">
        <text:list-item>
          <text:p text:style-name="P219">O que é o HTML5?</text:p>
          <text:list>
            <text:list-item>
              <text:p text:style-name="P175">O <text:span text:style-name="T110">HTML5 </text:span>é a ultima versão lançada do HTML;</text:p>
              <text:p text:style-name="P245"/>
            </text:list-item>
          </text:list>
        </text:list-item>
        <text:list-item>
          <text:p text:style-name="P219">Algumas diferenças entre HTML e o HTML5:</text:p>
          <text:list>
            <text:list-item>
              <text:p text:style-name="P175">Semântica melhor para as tag’s;</text:p>
            </text:list-item>
            <text:list-item>
              <text:p text:style-name="P175">Tag’s para incluir áudio e vídeo;</text:p>
            </text:list-item>
            <text:list-item>
              <text:p text:style-name="P175">Tag’s melhores para separar as partes do site (header, section, aside footer);</text:p>
            </text:list-item>
            <text:list-item>
              <text:p text:style-name="P175">Melhor tratamento para gráficos;</text:p>
            </text:list-item>
            <text:list-item>
              <text:p text:style-name="P175">Novos tipos de input.</text:p>
            </text:list-item>
          </text:list>
        </text:list-item>
      </text:list>
      <text:p text:style-name="P41"/>
      <text:list xml:id="list193038858837688" text:continue-numbering="true" text:style-name="L16">
        <text:list-item>
          <text:p text:style-name="P219">Novas Tag’s do HTML5:</text:p>
          <text:list>
            <text:list-item>
              <text:p text:style-name="P175">Temos as tag’s de vídeo, exemplo:</text:p>
            </text:list-item>
          </text:list>
        </text:list-item>
      </text:list>
      <text:p text:style-name="P41"><draw:frame draw:style-name="fr1" draw:name="Figura1" text:anchor-type="char" svg:x="3.046cm" svg:y="0.243cm" svg:width="10.91cm" svg:height="3.246cm" draw:z-index="24"><draw:image xlink:href="Pictures/10000201000002CC000000D5F922EC86BFD4E8BB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93039666178393" text:continue-numbering="true" text:style-name="L16">
        <text:list-item>
          <text:list>
            <text:list-item>
              <text:p text:style-name="P175">Temos a tag de áudio para permitirmos a inclusão de áudio em nosso código, exemplo:</text:p>
            </text:list-item>
          </text:list>
        </text:list-item>
      </text:list>
      <text:p text:style-name="P41"><draw:frame draw:style-name="fr1" draw:name="Figura2" text:anchor-type="char" svg:x="2.896cm" svg:y="0.243cm" svg:width="11.208cm" svg:height="3.06cm" draw:z-index="25"><draw:image xlink:href="Pictures/100002010000031E000000DA41E7BEC192C630C0.png" xlink:type="simple" xlink:show="embed" xlink:actuate="onLoad" loext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list xml:id="list193040602113986" text:continue-numbering="true" text:style-name="L16">
        <text:list-item>
          <text:list>
            <text:list-item>
              <text:p text:style-name="P251"><text:span text:style-name="T11">Também temos tipos novos de input, como o de </text:span><text:span text:style-name="T44">url</text:span><text:span text:style-name="T11"> por exemplo, que basicamente o usuário coloca a url no campo e se ela não estiver no formato correto ele não permitirá o submit.</text:span></text:p>
            </text:list-item>
            <text:list-item>
              <text:p text:style-name="P277"><text:span text:style-name="T6">Temos o input, </text:span><text:span text:style-name="T41">range </text:span><text:span text:style-name="T6">que conseguimos limitar em mínimo e máximo de caracteres por exemplo, ele cria um botão de puxar pra esquerda e para a direita.</text:span></text:p>
            </text:list-item>
            <text:list-item>
              <text:p text:style-name="P277"><text:span text:style-name="T6">Também existe agora o input </text:span><text:span text:style-name="T41">time </text:span><text:span text:style-name="T6">para que o usuário possa escolher um tempo, além da data convencional.</text:span></text:p>
            </text:list-item>
            <text:list-item>
              <text:p text:style-name="P277"><text:span text:style-name="T6">E também temos de novidade o input </text:span><text:span text:style-name="T41">search</text:span><text:span text:style-name="T6"> que basicamente tem um </text:span><text:span text:style-name="T68">datalist</text:span><text:span text:style-name="T6"> que podemos pré selecionar para o usuário, exemplo do código abaixo:</text:span></text:p>
            </text:list-item>
          </text:list>
        </text:list-item>
      </text:list>
      <text:p text:style-name="P41"><draw:frame draw:style-name="fr1" draw:name="Figura3" text:anchor-type="char" svg:x="2.785cm" svg:y="0.014cm" svg:width="11.426cm" svg:height="3.191cm" draw:z-index="26"><draw:image xlink:href="Pictures/1000020100000314000000DCA328EA4B7E63C199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12"><text:span text:style-name="T121">Elementos semânticos no </text:span><text:span text:style-name="T122">HTML5</text:span></text:p>
      <text:p text:style-name="P148"/>
      <text:list xml:id="list3137185482" text:style-name="L17">
        <text:list-item>
          <text:p text:style-name="P278"><text:span text:style-name="T64">O </text:span><text:span text:style-name="T63">que é semântica:</text:span></text:p>
          <text:list>
            <text:list-item>
              <text:p text:style-name="P176">É o estudo do significado das palavras e frases em um idioma.</text:p>
            </text:list-item>
          </text:list>
        </text:list-item>
      </text:list>
      <text:p text:style-name="P42"/>
      <text:list xml:id="list193039861238773" text:continue-numbering="true" text:style-name="L17">
        <text:list-item>
          <text:p text:style-name="P220">O que são elementos semânticos:</text:p>
          <text:list>
            <text:list-item>
              <text:p text:style-name="P176">Elementos semânticos são basicamente elementos com um significado.</text:p>
            </text:list-item>
          </text:list>
        </text:list-item>
      </text:list>
      <text:p text:style-name="P42"/>
      <text:list xml:id="list193039484578372" text:continue-numbering="true" text:style-name="L17">
        <text:list-item>
          <text:p text:style-name="P220">Vamos ver estes elementos:</text:p>
          <text:list>
            <text:list-item>
              <text:p text:style-name="P281"><text:soft-page-break/><text:span text:style-name="T63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27"><draw:image xlink:href="Pictures/100002010000027500000156A6B26C1CC17D65D0.png" xlink:type="simple" xlink:show="embed" xlink:actuate="onLoad" loext:mime-type="image/png"/></draw:frame><text:span text:style-name="T63">completa:</text:span></text:p>
            </text:list-item>
          </text:list>
        </text:list-item>
      </text:list>
      <text:p text:style-name="P12"><text:a xlink:type="simple" xlink:href="https://www.w3schools.com/html/html5_semantic_elements.asp" office:name="W3Schools - Tags Semânticas do HTML5" text:style-name="Internet_20_link" text:visited-style-name="Visited_20_Internet_20_Link"><text:span text:style-name="T2">W3Schools - Tags Semânticas do HTML5</text:span></text:a></text:p>
      <text:p text:style-name="P43"/>
      <text:p text:style-name="P149">Criando um site completo com HTML5</text:p>
      <text:p text:style-name="P149"/>
      <text:list xml:id="list2371683339" text:style-name="L18">
        <text:list-item>
          <text:p text:style-name="P290"><text:span text:style-name="T86">E</text:span><text:span text:style-name="T85">xercício prático!</text:span>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100"><text:span text:style-name="T96">28</text:span><text:span text:style-name="T90">/0</text:span><text:span text:style-name="T91">9</text:span><text:span text:style-name="T90">/2022 </text:span><text:span text:style-name="T96">quarta</text:span><text:span text:style-name="T91">-feira</text:span></text:p>
      <text:p text:style-name="P23"/>
      <text:p text:style-name="P23"/>
      <text:p text:style-name="P119"/>
      <text:p text:style-name="P119"/>
      <text:p text:style-name="P119"><text:soft-page-break/><text:span text:style-name="T132">Módulo </text:span>CSS</text:p>
      <text:p text:style-name="P154"/>
      <text:list xml:id="list1801512098" text:style-name="L19">
        <text:list-item>
          <text:p text:style-name="P221">Objetivos deste módulo:</text:p>
          <text:list>
            <text:list-item>
              <text:p text:style-name="P177">Entender <text:span text:style-name="T110">o que é CSS </text:span>e porque ele é importante;</text:p>
            </text:list-item>
            <text:list-item>
              <text:p text:style-name="P177">Aprender a usar <text:span text:style-name="T110">cores </text:span>e incluir <text:span text:style-name="T110">backgrounds;</text:span></text:p>
            </text:list-item>
            <text:list-item>
              <text:p text:style-name="P177">Dominar o uso dos <text:span text:style-name="T110">seletores;</text:span></text:p>
            </text:list-item>
            <text:list-item>
              <text:p text:style-name="P177">Aprender o básico sobre <text:span text:style-name="T110">Especificidade </text:span>e <text:span text:style-name="T110">Herança no CSS;</text:span></text:p>
            </text:list-item>
            <text:list-item>
              <text:p text:style-name="P177">Aprender como <text:span text:style-name="T110">incluir fontes;</text:span></text:p>
            </text:list-item>
            <text:list-item>
              <text:p text:style-name="P177">Dominar o <text:span text:style-name="T110">posicionamento dos elementos.</text:span></text:p>
            </text:list-item>
          </text:list>
        </text:list-item>
      </text:list>
      <text:p text:style-name="P26"/>
      <text:p text:style-name="P119">Básico do CSS</text:p>
      <text:p text:style-name="P154"/>
      <text:list xml:id="list1659721022" text:style-name="L20">
        <text:list-item>
          <text:p text:style-name="P222">O que é?</text:p>
          <text:list>
            <text:list-item>
              <text:p text:style-name="P279"><text:span text:style-name="T63">Cascade Style Sheets </text:span><text:span text:style-name="T6">(Folha de estilo em cascatas);</text:span></text:p>
            </text:list-item>
            <text:list-item>
              <text:p text:style-name="P279"><text:span text:style-name="T6">Linguagem que </text:span><text:span text:style-name="T63">define o estilo </text:span><text:span text:style-name="T6">de um documento HTML;</text:span></text:p>
            </text:list-item>
            <text:list-item>
              <text:p text:style-name="P279"><text:span text:style-name="T63">Não deve </text:span><text:span text:style-name="T6">ser definida dentro de um documento HTML.</text:span></text:p>
            </text:list-item>
          </text:list>
        </text:list-item>
      </text:list>
      <text:p text:style-name="P51"/>
      <text:p text:style-name="P26">//EXEMPLO PRÁTICO DO USO DE CSS EM VÍDEO</text:p>
      <text:p text:style-name="P26"/>
      <text:list xml:id="list3419500770" text:style-name="L21">
        <text:list-item>
          <text:p text:style-name="P223"><draw:frame draw:style-name="fr1" draw:name="Figura5" text:anchor-type="char" svg:x="1.231cm" svg:y="1.122cm" svg:width="14.434cm" svg:height="2.847cm" draw:z-index="28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list xml:id="list193039882312628" text:continue-numbering="true" text:style-name="L21">
        <text:list-item>
          <text:list>
            <text:list-item>
              <text:p text:style-name="P178">O seletor aponta para o elemento HTML a ser estilizado;</text:p>
            </text:list-item>
            <text:list-item>
              <text:p text:style-name="P178">O bloco de declaração (entre chaves) contém uma ou mais declarações;</text:p>
            </text:list-item>
            <text:list-item>
              <text:p text:style-name="P178">Cada declaração é composta por duas informações separadas por dois pontos:</text:p>
              <text:list>
                <text:list-item>
                  <text:p text:style-name="P272">Propriedade </text:p>
                </text:list-item>
                <text:list-item>
                  <text:p text:style-name="P272">Valor</text:p>
                </text:list-item>
              </text:list>
            </text:list-item>
          </text:list>
        </text:list-item>
      </text:list>
      <text:p text:style-name="P118">Primeiro CSS</text:p>
      <text:p text:style-name="P118"/>
      <text:p text:style-name="P27">//Aula informativa em vídeo, revisão de quais opções temos para utilizar o CSS.</text:p>
      <text:p text:style-name="P27"><text:soft-page-break/></text:p>
      <text:p text:style-name="P153"><text:span text:style-name="T85">//</text:span><text:span text:style-name="T87">Programação temos que otimizar o uso das coisas e não ficar repetindo código por isso a melhor forma é utilizar sempre documento interligado com o HTML.</text:span></text:p>
      <text:p text:style-name="P19"/>
      <text:p text:style-name="P122">Cores no CSS</text:p>
      <text:p text:style-name="P122"/>
      <text:list xml:id="list255374471" text:style-name="L22">
        <text:list-item>
          <text:p text:style-name="P179">Os browser modernos suportam 140 nomes de cores diferentes;</text:p>
        </text:list-item>
        <text:list-item>
          <text:p text:style-name="P224">Cores podem ser especificadas pelas seguintes formas:</text:p>
        </text:list-item>
      </text:list>
      <text:p text:style-name="P18"/>
      <text:list xml:id="list193039991680256" text:continue-numbering="true" text:style-name="L22">
        <text:list-item>
          <text:list>
            <text:list-item>
              <text:p text:style-name="P179">Nome;</text:p>
            </text:list-item>
            <text:list-item>
              <text:p text:style-name="P179">Valores RGB;</text:p>
            </text:list-item>
            <text:list-item>
              <text:p text:style-name="P179">Valores Hexadecimais;</text:p>
            </text:list-item>
            <text:list-item>
              <text:p text:style-name="P179">Valores HSL (CSS3);</text:p>
            </text:list-item>
            <text:list-item>
              <text:p text:style-name="P179">Valores HWB (CSS4).</text:p>
            </text:list-item>
          </text:list>
        </text:list-item>
      </text:list>
      <text:p text:style-name="P20"/>
      <text:list xml:id="list193039209063665" text:continue-numbering="true" text:style-name="L22">
        <text:list-item>
          <text:p text:style-name="P225">Definir as cores por nome, não é uma boa opção;</text:p>
        </text:list-item>
        <text:list-item>
          <text:p text:style-name="P225">Forma muito utilizada: Hexadecimal</text:p>
          <text:p text:style-name="P225"/>
          <text:list>
            <text:list-item>
              <text:p text:style-name="P180">Hexadecimal é um sistema numérico que consiste em 16 símbolos diferen<draw:frame draw:style-name="fr1" draw:name="Figura6" text:anchor-type="char" svg:x="0cm" svg:y="1.926cm" svg:width="17cm" svg:height="2.688cm" draw:z-index="29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180">Veja o valor de cada símbolo hexadecimal no sistema binário e decimal:</text:p>
            </text:list-item>
          </text:list>
        </text:list-item>
      </text:list>
      <text:p text:style-name="P44"/>
      <text:p text:style-name="P44"><draw:frame draw:style-name="fr2" draw:name="Figura7" text:anchor-type="char" svg:width="15.928cm" svg:height="7.62cm" draw:z-index="30"><draw:image xlink:href="Pictures/100002010000025A0000012061B00CC45A078D21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list xml:id="list193040355079104" text:continue-numbering="true" text:style-name="L22">
        <text:list-item>
          <text:p text:style-name="P180">Na imagem acima ficará bem mais claro o entendimento, por exemplo de uma cor escrita em hexadecimal:</text:p>
          <text:list>
            <text:list-item>
              <text:p text:style-name="P225">#FF0000 → Vermelho</text:p>
            </text:list-item>
          </text:list>
        </text:list-item>
      </text:list>
      <text:p text:style-name="P20"/>
      <text:p text:style-name="P123">Background e Borders</text:p>
      <text:p text:style-name="P123"/>
      <text:list xml:id="list2579886427" text:style-name="L23">
        <text:list-item>
          <text:p text:style-name="P226">Background</text:p>
          <text:p text:style-name="P226"/>
          <text:list>
            <text:list-item>
              <text:p text:style-name="P181">Background é uma <text:span text:style-name="T110">propriedade CSS </text:span>utilizada para definir efeitos de background de um elemento (o que vai ser exibido ao fundo do elemento).</text:p>
              <text:p text:style-name="P226"/>
            </text:list-item>
          </text:list>
        </text:list-item>
        <text:list-item>
          <text:p text:style-name="P226">Background-color <text:span text:style-name="T100">é uma propriedade utilizada para definir a </text:span>cor de fundo<text:span text:style-name="T100"> de um elemento.</text:span></text:p>
        </text:list-item>
      </text:list>
      <text:p text:style-name="P44"/>
      <text:p text:style-name="P79">//Background-color na prática, parte em vídeo (Revisão)</text:p>
      <text:p text:style-name="P79"/>
      <text:list xml:id="list667941867" text:style-name="L24">
        <text:list-item>
          <text:p text:style-name="P227">Background-image <text:span text:style-name="T100">é uma propriedade que especifica uma </text:span>imagem como fundo <text:span text:style-name="T100">de um elemento.</text:span></text:p>
        </text:list-item>
      </text:list>
      <text:p text:style-name="P53"/>
      <text:list xml:id="list193039441071841" text:continue-numbering="true" text:style-name="L24">
        <text:list-item>
          <text:p text:style-name="P227">Borders</text:p>
          <text:p text:style-name="P227"/>
          <text:list>
            <text:list-item>
              <text:p text:style-name="P252"><text:span text:style-name="T12">Border é uma propriedade do CSS utilizada para definir o estilo, largura e cor da </text:span><text:span text:style-name="T45">borda</text:span><text:span text:style-name="T12"> de um elemento.</text:span></text:p>
            </text:list-item>
          </text:list>
        </text:list-item>
      </text:list>
      <text:p text:style-name="P53"/>
      <text:p text:style-name="P124">Seletores</text:p>
      <text:p text:style-name="P54"/>
      <text:p text:style-name="P87"><text:span text:style-name="T73">//</text:span><text:span text:style-name="T74">Seletores </text:span><text:span text:style-name="T73">na prática, parte em vídeo (Revisão)</text:span></text:p>
      <text:p text:style-name="P80"/>
      <text:p text:style-name="P125"/>
      <text:p text:style-name="P125"/>
      <text:p text:style-name="P125"><text:soft-page-break/>Inspetor do Chrome</text:p>
      <text:p text:style-name="P125"/>
      <text:p text:style-name="P87"><text:span text:style-name="T73">//</text:span><text:span text:style-name="T74">Inspetor do chrome </text:span><text:span text:style-name="T73">na prática, parte em vídeo </text:span><text:span text:style-name="T75">para aprender mexer no inspetor </text:span><text:span text:style-name="T73">(Revisão)</text:span></text:p>
      <text:p text:style-name="P80"/>
      <text:p text:style-name="P126">Seletores mais avançados</text:p>
      <text:p text:style-name="P55"/>
      <text:list xml:id="list193040831413360" text:continue-numbering="true" text:style-name="L24">
        <text:list-item>
          <text:p text:style-name="P182">Primeiro seletor que vamos citar é o *</text:p>
          <text:list>
            <text:list-item>
              <text:p text:style-name="P182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182">Segundo um mais utilizado, que é o seletor de descendência.</text:p>
          <text:list>
            <text:list-item>
              <text:p text:style-name="P182">Imagine que queremos aplicar um estilo a todas as âncoras que estejam dentro de um <text:span text:style-name="T110">li </text:span>usaremos desta forma:</text:p>
            </text:list-item>
          </text:list>
        </text:list-item>
      </text:list>
      <text:p text:style-name="P45"/>
      <text:p text:style-name="P21">li a{</text:p>
      <text:p text:style-name="P21"/>
      <text:p text:style-name="P21">}</text:p>
      <text:p text:style-name="P21"/>
      <text:list xml:id="list1100598169" text:style-name="L25">
        <text:list-item>
          <text:p text:style-name="P183">No terceiro, falaremos do seletor filho (child) que é bem parecido ao de descendência, a diferença na sintax é simplesmente o símbolo de maior <text:span text:style-name="T110">(&gt;)</text:span>, ficando assim:</text:p>
        </text:list-item>
      </text:list>
      <text:p text:style-name="P21">li &gt; a{</text:p>
      <text:p text:style-name="P21"/>
      <text:p text:style-name="P21">}</text:p>
      <text:p text:style-name="P21"/>
      <text:list xml:id="list3709581026" text:style-name="L26">
        <text:list-item>
          <text:p text:style-name="P253"><text:span text:style-name="T13">Nele nós dizemos o seguinte para o CSS, </text:span><text:span text:style-name="T70">Que todo a filho de li receberá tais estilos.</text:span></text:p>
        </text:list-item>
      </text:list>
      <text:p text:style-name="P45"/>
      <text:list xml:id="list193040891859567" text:continue-numbering="true" text:style-name="L26">
        <text:list-item>
          <text:p text:style-name="P291"><text:span text:style-name="T6">O quarto é o seletor adjacente que seria que todo elemento que viesse </text:span><text:span text:style-name="T14">imediatamente</text:span><text:span text:style-name="T6"> após outro elemento queremos aplicar tais estilos, por exemplo:</text:span></text:p>
        </text:list-item>
      </text:list>
      <text:p text:style-name="P45"/>
      <text:p text:style-name="P21">h1 + h4{</text:p>
      <text:p text:style-name="P21"/>
      <text:p text:style-name="P46">}</text:p>
      <text:list xml:id="list778723810" text:style-name="L27">
        <text:list-item>
          <text:p text:style-name="P254"><text:span text:style-name="T13">Passamos para o CSS que todo h4 que vier </text:span><text:span text:style-name="T14">imediatamente</text:span><text:span text:style-name="T13"> após um h1 receberá os estilos dentro das chaves.</text:span></text:p>
        </text:list-item>
      </text:list>
      <text:p text:style-name="P45"><text:soft-page-break/></text:p>
      <text:list xml:id="list193039075232108" text:continue-numbering="true" text:style-name="L27">
        <text:list-item>
          <text:p text:style-name="P292"><text:span text:style-name="T13">P</text:span><text:span text:style-name="T6">or último temos o seletor de atributo, como por exemplo nas âncoras, temos o atributo </text:span><text:span text:style-name="T72">href</text:span><text:span text:style-name="T6">, através dele podemos encontrar o elemento âncora, dessa forma:</text:span></text:p>
        </text:list-item>
      </text:list>
      <text:p text:style-name="P48"/>
      <text:p text:style-name="P22"><text:span text:style-name="T129">a[href=‘/recibo’]</text:span>{</text:p>
      <text:p text:style-name="P22"/>
      <text:p text:style-name="P47">}</text:p>
      <text:list xml:id="list1886927749" text:style-name="L28">
        <text:list-item>
          <text:p text:style-name="P184">Ou seja, ele buscará dentre todas as âncoras apenas a que tiver o atributo igual a <text:span text:style-name="T110">recibo.</text:span></text:p>
        </text:list-item>
      </text:list>
      <text:p text:style-name="P48"/>
      <text:p text:style-name="P48"/>
      <text:p text:style-name="P48"/>
      <text:p text:style-name="P48"/>
      <text:list xml:id="list193039056212199" text:continue-numbering="true" text:style-name="L28">
        <text:list-item>
          <text:p text:style-name="P184">Existem também as pseudoclasses abordaremos uma em especial que é muito interessante para que possamos selecionar os elementos de uma forma um pouco mais específicas, que é o<text:span text:style-name="T127"> :</text:span><text:span text:style-name="T110">nth-of-type</text:span><text:span text:style-name="T125">, </text:span>veja o exemplo:</text:p>
        </text:list-item>
      </text:list>
      <text:p text:style-name="P48"/>
      <text:p text:style-name="P13"><text:span text:style-name="T46">li:nth-of-type(2)</text:span><text:span text:style-name="T47">{</text:span></text:p>
      <text:p text:style-name="P22"/>
      <text:p text:style-name="P22">}</text:p>
      <text:p text:style-name="P47"/>
      <text:list xml:id="list193039088160510" text:continue-numbering="true" text:style-name="L28">
        <text:list-item>
          <text:p text:style-name="P184">imagine que queremos colocar um destaque apenas na segunda li da nossa lista. Desta forma conseguimos escolher exatamente uma parte específica dela.</text:p>
        </text:list-item>
        <text:list-item>
          <text:p text:style-name="P184">Se passarmos o valor dentro dos parênteses como (odd) ele selecionará todos os elementos ímpar da nossa lista.</text:p>
        </text:list-item>
      </text:list>
      <text:p text:style-name="P48"/>
      <text:p text:style-name="P48">A recomendação é utilizar sempre classes e ids, porém as vezes em específico temos que apelar para pseudoclasses.</text:p>
      <text:p text:style-name="P48"/>
      <text:p text:style-name="P127">Especificidade</text:p>
      <text:p text:style-name="P127"/>
      <text:list xml:id="list4093392098" text:style-name="L29">
        <text:list-item>
          <text:p text:style-name="P185">A especificidade determina quais regras CSS serão aplicadas, ou seja, o que ele acredita que seja mais relevante para ele escolher. </text:p>
        </text:list-item>
        <text:list-item>
          <text:p text:style-name="P185">Existe um cálculo para analisar qual seletor é mais importante:</text:p>
          <text:list>
            <text:list-item>
              <text:p text:style-name="P185">O navegador pontua o seletor de acordo com sua estrutura;</text:p>
            </text:list-item>
            <text:list-item>
              <text:p text:style-name="P185">Cada elemento, classe, id, vale pontos para esse cálculo;</text:p>
            </text:list-item>
            <text:list-item>
              <text:p text:style-name="P228"><text:soft-page-break/>Pontuação</text:p>
              <text:list>
                <text:list-item>
                  <text:p text:style-name="P185">Composta por 4 números (0, 0, 0, 0);</text:p>
                </text:list-item>
                <text:list-item>
                  <text:p text:style-name="P185">Quanto mais à esquerda, maior a relevância da pontuação;</text:p>
                </text:list-item>
                <text:list-item>
                  <text:p text:style-name="P185">Vamos chamar esses números de (a, b, c, d);</text:p>
                </text:list-item>
                <text:list-item>
                  <text:p text:style-name="P246">Regra da pontuação (sobrescrevendo a herança):</text:p>
                  <text:list>
                    <text:list-item>
                      <text:p text:style-name="P185">Cada elemento / pseudo elemento → d = +1. <text:span text:style-name="T4">(0, 0, 0, 1)</text:span></text:p>
                    </text:list-item>
                    <text:list-item>
                      <text:p text:style-name="P186">Cada classe / pseudo classe / atributo → c = +1. <text:span text:style-name="T5">(0, 0, </text:span><text:span text:style-name="T4">1</text:span><text:span text:style-name="T5">, </text:span><text:span text:style-name="T4">0</text:span><text:span text:style-name="T5">)</text:span></text:p>
                    </text:list-item>
                    <text:list-item>
                      <text:p text:style-name="P186">Cada ID → b = +1. <text:span text:style-name="T5">(0, </text:span><text:span text:style-name="T4">1</text:span><text:span text:style-name="T5">, 0, </text:span><text:span text:style-name="T4">0</text:span><text:span text:style-name="T5">)</text:span></text:p>
                    </text:list-item>
                    <text:list-item>
                      <text:p text:style-name="P186">Estilo inline → a = +1. <text:span text:style-name="T5">(</text:span><text:span text:style-name="T4">1</text:span><text:span text:style-name="T5">, 0, 0, </text:span><text:span text:style-name="T4">0</text:span><text:span text:style-name="T5">)</text:span></text:p>
                    </text:list-item>
                  </text:list>
                </text:list-item>
                <text:list-item>
                  <text:p text:style-name="P229">Exemplo de pontuação:</text:p>
                  <text:list>
                    <text:list-item>
                      <text:p text:style-name="P186">div#container ul li → <text:span text:style-name="T5">(0, </text:span><text:span text:style-name="T4">1</text:span><text:span text:style-name="T5">, 0, </text:span><text:span text:style-name="T4">3</text:span><text:span text:style-name="T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130">Q</text:span>uando há empate na pontuação, será considerado o último seletor a ser declarado.</text:p>
      <text:p text:style-name="P114"/>
      <text:p text:style-name="P128">Herança</text:p>
      <text:p text:style-name="P128"/>
      <text:list xml:id="list2405659079" text:style-name="L30">
        <text:list-item>
          <text:p text:style-name="P230">Herança <text:span text:style-name="T100">basicamente é os filhos herdando o estilo dos pais. </text:span><text:span text:style-name="T125">//Exemplo em vídeo. (Revisão)</text:span></text:p>
        </text:list-item>
      </text:list>
      <text:p text:style-name="P81"/>
      <text:p text:style-name="P129">Recriando um site com CSS #1</text:p>
      <text:p text:style-name="P129"/>
      <text:p text:style-name="P28"><text:span text:style-name="T100">//</text:span><text:span text:style-name="T101">Exercício de CSS-001</text:span></text:p>
      <text:p text:style-name="P56"/>
      <text:p text:style-name="P131">Textos e Fontes</text:p>
      <text:p text:style-name="P131"/>
      <text:p text:style-name="P88"><text:span text:style-name="T15">//</text:span><text:span text:style-name="T16">Aula informativa – Revisão</text:span></text:p>
      <text:p text:style-name="P57"/>
      <text:p text:style-name="P131">Usando o Google Fonts</text:p>
      <text:p text:style-name="P131"/>
      <text:p text:style-name="P133"><text:span text:style-name="T89">//</text:span><text:span text:style-name="T88">Aula informativa – Revisão</text:span></text:p>
      <text:p text:style-name="P57"/>
      <text:p text:style-name="P135">Box Model</text:p>
      <text:p text:style-name="P132"><text:soft-page-break/></text:p>
      <text:p text:style-name="P134"><text:span text:style-name="T89">//</text:span><text:span text:style-name="T88">Aula informativa – Revisão</text:span></text:p>
      <text:p text:style-name="P58"/>
      <text:p text:style-name="P130">Recriando um site com CSS #<text:span text:style-name="T131">2</text:span></text:p>
      <text:p text:style-name="P130"/>
      <text:p text:style-name="P29"><text:span text:style-name="T100">//</text:span><text:span text:style-name="T101">Exercício de CSS-00</text:span><text:span text:style-name="T102">2</text:span></text:p>
      <text:p text:style-name="P101"><text:span text:style-name="T97">04</text:span><text:span text:style-name="T90">/</text:span><text:span text:style-name="T97">10</text:span><text:span text:style-name="T90">/2022 </text:span><text:span text:style-name="T97">terça</text:span><text:span text:style-name="T91">-feira</text:span></text:p>
      <text:p text:style-name="P24"/>
      <text:p text:style-name="P24"/>
      <text:p text:style-name="P120"><text:span text:style-name="T132">Módulo </text:span>CSS <text:span text:style-name="T132">Moderno</text:span></text:p>
      <text:p text:style-name="P120"/>
      <text:list xml:id="list1533674977" text:style-name="L31">
        <text:list-item>
          <text:p text:style-name="P231">Aula de introdução</text:p>
          <text:list>
            <text:list-item>
              <text:p text:style-name="P187">Aula em vídeo, apresentação do conteúdo.</text:p>
            </text:list-item>
          </text:list>
        </text:list-item>
      </text:list>
      <text:p text:style-name="P59"/>
      <text:p text:style-name="P136">Visão geral sobre responsividade</text:p>
      <text:p text:style-name="P136"/>
      <text:list xml:id="list193039415285188" text:continue-numbering="true" text:style-name="L31">
        <text:list-item>
          <text:p text:style-name="P255"><text:span text:style-name="T17">Aula em vídeo, </text:span><text:span text:style-name="T18">revisando o conteúdo</text:span><text:span text:style-name="T17">.</text:span></text:p>
        </text:list-item>
      </text:list>
      <text:p text:style-name="P59"/>
      <text:p text:style-name="P136">Entendendo Media Query</text:p>
      <text:p text:style-name="P136"/>
      <text:list xml:id="list193040519486132" text:continue-numbering="true" text:style-name="L31">
        <text:list-item>
          <text:p text:style-name="P188">Aula em vídeo, apresentação do conteúdo.</text:p>
        </text:list-item>
        <text:list-item>
          <text:p text:style-name="P189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273">Dica important!</text:p>
          <text:list>
            <text:list-item>
              <text:p text:style-name="P275">Quando usamos o atalho <text:span text:style-name="T125">Lorem </text:span>no VS-Code ele já cria automaticamente para nós um bloco de texto, porém de digitarmos o lorem junto de um número por exemplo <text:span text:style-name="T125">lorem35 </text:span>ele cria para nós um bloco com determinado tamanho!</text:p>
            </text:list-item>
            <text:list-item>
              <text:p text:style-name="P192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192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274">Relembre!</text:p>
          <text:list>
            <text:list-item>
              <text:p text:style-name="P276">A sintaxe utilizada para abrir o media query é:</text:p>
            </text:list-item>
          </text:list>
        </text:list-item>
      </text:list>
      <text:p text:style-name="P112"/>
      <text:p text:style-name="P112">@media (max-width: 795px){</text:p>
      <text:p text:style-name="P113">}</text:p>
      <text:p text:style-name="P113"/>
      <text:list xml:id="list106179461" text:style-name="L32">
        <text:list-item>
          <text:p text:style-name="P193">Utilizei o valor proposto em vídeo para simplificar e exemplificar a sintaxe do código.</text:p>
        </text:list-item>
      </text:list>
      <text:p text:style-name="P60"/>
      <text:p text:style-name="P150">Entendendo responsividade na prática - Mobile first</text:p>
      <text:p text:style-name="P60"/>
      <text:list xml:id="list326888130" text:style-name="L33">
        <text:list-item>
          <text:p text:style-name="P194">O tamanho maior do media query sempre tem que ficar acima no código.</text:p>
        </text:list-item>
        <text:list-item>
          <text:p text:style-name="P194">A dica é usar o inspetor do chrome e ir adaptando conforme o necessário.</text:p>
        </text:list-item>
      </text:list>
      <text:p text:style-name="P61"/>
      <text:p text:style-name="P151">Visão geral sobre o flexbox</text:p>
      <text:p text:style-name="P62"/>
      <text:list xml:id="list984058606" text:style-name="L34">
        <text:list-item>
          <text:p text:style-name="P261"><text:span text:style-name="T23">Aula em vídeo, </text:span><text:span text:style-name="T24">revisando o conteúdo</text:span></text:p>
          <text:list>
            <text:list-item>
              <text:p text:style-name="P261"><text:span text:style-name="T24">O Flexbox é comumente utilizado em headers, ou seja em barra de navegações no topo e em footer</text:span><text:span text:style-name="T23">. </text:span><text:span text:style-name="T24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63"/>
      <text:list xml:id="list193040107113686" text:continue-numbering="true" text:style-name="L34">
        <text:list-item>
          <text:p text:style-name="P233">O que é Flexbox?</text:p>
          <text:list>
            <text:list-item>
              <text:p text:style-name="P190">Ele é um organizador de layout, não apenas de páginas, mas também de componentes.</text:p>
              <text:list>
                <text:list-item>
                  <text:p text:style-name="P233">Flex Container – <text:span text:style-name="T100">Ele é o que engloba todos os itens, </text:span><text:span text:style-name="T103">tendo funcionalidades que servirão para direcionamento, espaçamento, alinhamento e várias outras coisas. Ele que recebe o </text:span><text:span text:style-name="T126">display: flex</text:span><text:span text:style-name="T128"> </text:span><text:span text:style-name="T103">e as funcionalidades principais.</text:span></text:p>
                </text:list-item>
                <text:list-item>
                  <text:p text:style-name="P234">Flex Item – <text:span text:style-name="T100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234"><text:span text:style-name="T106">//</text:span><text:span text:style-name="T107">Aula informativa </text:span><text:span text:style-name="T108">algumas propriedades do FlexBox </text:span><text:span text:style-name="T107">– Revisão</text:span></text:p>
        </text:list-item>
      </text:list>
      <text:p text:style-name="P63"><text:soft-page-break/></text:p>
      <text:p text:style-name="P151">Criando layout de estudo</text:p>
      <text:p text:style-name="P63"/>
      <text:list xml:id="list2738509649" text:style-name="L35">
        <text:list-item>
          <text:p text:style-name="P262"><text:span text:style-name="T24">Nessa aula será mais prática, criaremos um layout </text:span><text:span text:style-name="T25">para nossos</text:span><text:span text:style-name="T24"> estudos para o </text:span><text:span text:style-name="T52">Flexbox.</text:span></text:p>
        </text:list-item>
        <text:list-item>
          <text:p text:style-name="P238">Bora para o VS-CODE!!!</text:p>
        </text:list-item>
      </text:list>
      <text:p text:style-name="P152"/>
      <text:p text:style-name="P152"/>
      <text:p text:style-name="P84"/>
      <text:p text:style-name="P85"><text:span text:style-name="T97">0</text:span><text:span text:style-name="T98">5</text:span><text:span text:style-name="T90">/</text:span><text:span text:style-name="T97">10</text:span><text:span text:style-name="T90">/2022 </text:span><text:span text:style-name="T97">terça</text:span><text:span text:style-name="T91">-feira</text:span></text:p>
      <text:p text:style-name="P2">Manipulando o flex container </text:p>
      <text:list xml:id="list193039498221088" text:continue-list="list193040519486132" text:style-name="L31">
        <text:list-item>
          <text:p text:style-name="P256"><text:span text:style-name="T25">S</text:span><text:span text:style-name="T26">obre o </text:span><text:span text:style-name="T54">row-</text:span><text:span text:style-name="T53">gap –</text:span><text:span text:style-name="T26"> Ele é o espaçamento </text:span><text:span text:style-name="T27">no eixo transversal </text:span><text:span text:style-name="T53">entre </text:span><text:span text:style-name="T26">os elementos </text:span><text:span text:style-name="T27">em coluna</text:span><text:span text:style-name="T26">, ou seja, ele da uma “margem” </text:span><text:span text:style-name="T27">em linha</text:span><text:span text:style-name="T26"> apenas entre os filhos não mexendo no top e botom, seu valor padrão é em pixel.</text:span></text:p>
        </text:list-item>
        <text:list-item>
          <text:p text:style-name="P257"><text:span text:style-name="T25">S</text:span><text:span text:style-name="T26">obre o </text:span><text:span text:style-name="T54">column-</text:span><text:span text:style-name="T53">gap –</text:span><text:span text:style-name="T26"> Ele </text:span><text:span text:style-name="T27">funciona semelhantemente ao row-gap, porém o eixo transverso dele é a coluna, dando o espaçamento entre os elementos em linha.</text:span></text:p>
        </text:list-item>
        <text:list-item>
          <text:p text:style-name="P293"><text:span text:style-name="T22">E por fim temos o </text:span><text:span text:style-name="T51">gap – </text:span><text:span text:style-name="T22">Que basicamente é um shorthand dos dois gaps, sendo que o primeiro valor do column e o segundo do row.</text:span></text:p>
        </text:list-item>
        <text:list-item>
          <text:p text:style-name="P235">box-sizing: border-box – <text:span text:style-name="T100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257"><text:span text:style-name="T48">flex-wrap – </text:span><text:span text:style-name="T19">Por padrão é </text:span><text:span text:style-name="T48">nowrap</text:span><text:span text:style-name="T19">, faz com que os items caso encoste na parede (viewport) não quebre a linha, ao usar </text:span><text:span text:style-name="T48">wrap </text:span><text:span text:style-name="T19">ele acaba quebrando a linha e jogando o item para a próxima linha sendo ela reversa ou não.</text:span></text:p>
        </text:list-item>
        <text:list-item>
          <text:p text:style-name="P236">flex-flow – <text:span text:style-name="T100">É o shorthand do </text:span>flex-direction <text:span text:style-name="T100">e do </text:span>flex-wrap. <text:span text:style-name="T100">Primeiro valor que vem nele é o do direction e depois do wrap.</text:span></text:p>
        </text:list-item>
        <text:list-item>
          <text:p text:style-name="P236"><text:span text:style-name="T100">Temos também os flex de alinhamento: </text:span>align-items, justify-content e align-content.</text:p>
        </text:list-item>
        <text:list-item>
          <text:p text:style-name="P257"><text:span text:style-name="T48">align-items – </text:span><text:span text:style-name="T20">Alinha </text:span><text:span text:style-name="T19">os items ao eixo vertical.</text:span></text:p>
        </text:list-item>
        <text:list-item>
          <text:p text:style-name="P257"><text:span text:style-name="T48">justify-content – </text:span><text:span text:style-name="T20">Alinha </text:span><text:span text:style-name="T19">os items ao eixo </text:span><text:span text:style-name="T20">horizontal</text:span><text:span text:style-name="T19">. </text:span></text:p>
          <text:p text:style-name="P236"><text:span text:style-name="T135">a</text:span><text:span text:style-name="T134">lign-content – </text:span><text:span text:style-name="T109">Alinha os items sem espaçamento entre os items como align-items ao eixo vertical.</text:span></text:p>
        </text:list-item>
      </text:list>
      <text:p text:style-name="P64"/>
      <text:p text:style-name="P3"><text:soft-page-break/>Exercício de fixação #1</text:p>
      <text:p text:style-name="P30"><text:span text:style-name="T105">N</text:span><text:span text:style-name="T100">este exercício criaremos um </text:span>header<text:span text:style-name="T100"> que será utilizado flexbox nele.</text:span></text:p>
      <text:list xml:id="list3037981576" text:style-name="L36">
        <text:list-item>
          <text:p text:style-name="P195">Criaremos um header com:</text:p>
          <text:list>
            <text:list-item>
              <text:p text:style-name="P195">Logotipo;</text:p>
            </text:list-item>
            <text:list-item>
              <text:p text:style-name="P195">Imagem;</text:p>
            </text:list-item>
            <text:list-item>
              <text:p text:style-name="P195">Botões.</text:p>
              <text:list>
                <text:list-item>
                  <text:p text:style-name="P195">Com animações hover nos botões.</text:p>
                </text:list-item>
              </text:list>
            </text:list-item>
          </text:list>
        </text:list-item>
      </text:list>
      <text:p text:style-name="P66"/>
      <text:p text:style-name="P4">Manipulando Flex Items</text:p>
      <text:list xml:id="list193039757671648" text:continue-list="list193039498221088" text:style-name="L31">
        <text:list-item>
          <text:p text:style-name="P191">Primeiramente veremos as 3 principais funcionalidades do flex-item.</text:p>
          <text:list>
            <text:list-item>
              <text:p text:style-name="P237"><text:span text:style-name="T136">f</text:span>lex-basis –<text:span text:style-name="T100"> </text:span><text:span text:style-name="T105">Como o nome diz, ele da a base ao item, com o valor em pixel ele da a base para a largura de cada item.</text:span></text:p>
            </text:list-item>
            <text:list-item>
              <text:p text:style-name="P258"><text:span text:style-name="T50">f</text:span><text:span text:style-name="T49">lex-grow – </text:span><text:span text:style-name="T21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258"><text:span text:style-name="T50">f</text:span><text:span text:style-name="T49">lex-shrink –</text:span><text:span text:style-name="T20"> </text:span><text:span text:style-name="T21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294"><text:span text:style-name="T21">L</text:span><text:span text:style-name="T6">embrando que se tiver com o </text:span><text:span text:style-name="T41">flex-wrap </text:span><text:span text:style-name="T6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239"><text:span text:style-name="T133">flex</text:span><text:span text:style-name="T104"> – </text:span><text:span text:style-name="T105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65"/>
      <text:list xml:id="list193040060846300" text:continue-numbering="true" text:style-name="L31">
        <text:list-item>
          <text:p text:style-name="P240"><text:span text:style-name="T105">E</text:span><text:span text:style-name="T100">ntendendo o </text:span>order <text:span text:style-name="T100">como o próprio nome já diz, ele vai manipular a ordem dos nossos elementos, ou seja:</text:span></text:p>
          <text:list>
            <text:list-item>
              <text:p text:style-name="P196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67"/>
      <text:list xml:id="list193041005886301" text:continue-numbering="true" text:style-name="L31">
        <text:list-item>
          <text:p text:style-name="P259"><text:span text:style-name="T28">E</text:span><text:span text:style-name="T29">ntendendo o </text:span><text:span text:style-name="T55">align-self</text:span><text:span text:style-name="T30"> como o próprio nome diz, ele é um alinhamento próprio, porém é um elemento próprio na vertical, importante ressaltar isso. </text:span></text:p>
          <text:list>
            <text:list-item>
              <text:p text:style-name="P259"><text:span text:style-name="T30">Vale dizer também que se o</text:span><text:span text:style-name="T76"> flex-direction</text:span><text:span text:style-name="T30"> estiver como</text:span><text:span text:style-name="T76"> column</text:span><text:span text:style-name="T71"> </text:span><text:span text:style-name="T30">então ele alinhará horizontalmente</text:span><text:span text:style-name="T77">.</text:span></text:p>
            </text:list-item>
          </text:list>
        </text:list-item>
      </text:list>
      <text:p text:style-name="P89"/>
      <text:p text:style-name="P5"><text:soft-page-break/><text:span text:style-name="T137">A</text:span>presentando exercício de Flexbox</text:p>
      <text:p text:style-name="P90"><text:span text:style-name="T30">S</text:span><text:span text:style-name="T31">erá um exercício geral com tudo que vimos em </text:span><text:span text:style-name="T56">Flex Container e Flex Items</text:span><text:span text:style-name="T31"> será um layout de e-commerce simples, parecido com a organização dos elementos do YouTube.</text:span></text:p>
      <text:p text:style-name="P68"/>
      <text:list xml:id="list2055354972" text:style-name="L37">
        <text:list-item>
          <text:p text:style-name="P295"><text:span text:style-name="T22">Vamos criar um </text:span><text:span text:style-name="T51">header;</text:span></text:p>
        </text:list-item>
        <text:list-item>
          <text:p text:style-name="P282"><text:span text:style-name="T65">Criar um </text:span><text:span text:style-name="T51">footer;</text:span></text:p>
        </text:list-item>
        <text:list-item>
          <text:p text:style-name="P197">Entre eles criaremos 6 items;</text:p>
        </text:list-item>
        <text:list-item>
          <text:p text:style-name="P197">Com espaçamentos entre eles;</text:p>
        </text:list-item>
        <text:list-item>
          <text:p text:style-name="P197">Centralizados;</text:p>
        </text:list-item>
        <text:list-item>
          <text:p text:style-name="P197">Com responsividade, para que quando diminua a tela, os itens quebre para um abaixo do outro, como no YouTube mesmo.</text:p>
        </text:list-item>
        <text:list-item>
          <text:p text:style-name="P198">Caso queira pode colocar tamanho fixo no container para ficar sempre com 3 items por fileira.</text:p>
        </text:list-item>
      </text:list>
      <text:p text:style-name="P69"/>
      <text:p text:style-name="P102"><text:span text:style-name="T99">07</text:span><text:span text:style-name="T90">/</text:span><text:span text:style-name="T97">10</text:span><text:span text:style-name="T90">/2022 </text:span><text:span text:style-name="T99">sexta</text:span><text:span text:style-name="T91">-feira</text:span></text:p>
      <text:p text:style-name="P25"/>
      <text:p text:style-name="P25"/>
      <text:p text:style-name="P137">Visão geral sobre Grid</text:p>
      <text:p text:style-name="P121"/>
      <text:list xml:id="list193040320403800" text:continue-list="list193041005886301" text:style-name="L31">
        <text:list-item>
          <text:p text:style-name="P232"><text:span text:style-name="T138">I</text:span>ntrodução</text:p>
          <text:list>
            <text:list-item>
              <text:p text:style-name="P260"><text:span text:style-name="T32">Assim como o </text:span><text:span text:style-name="T57">Flexbox </text:span><text:span text:style-name="T32">o </text:span><text:span text:style-name="T57">Grid </text:span><text:span text:style-name="T32">é um organizador, com ele nós teremos uma divisão entre linhas e colunas, porém diferente da divisão de linhas e colunas que temos com o Flexbox. No </text:span><text:span text:style-name="T57">Grid</text:span><text:span text:style-name="T32"> acaba sendo muito mais específico e organizado.</text:span></text:p>
            </text:list-item>
            <text:list-item>
              <text:p text:style-name="P199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296"><text:span text:style-name="T22">Utilizamos ele em momento que queremos uma divisão de linhas e colunas, por exemplo você quer uma página igual da ilustração, com um conteúdo principal e um sidebar, podemos usar o </text:span><text:span text:style-name="T51">Grid </text:span><text:span text:style-name="T22">para posicionarmos.</text:span></text:p>
            </text:list-item>
          </text:list>
        </text:list-item>
      </text:list>
      <text:p text:style-name="P70"/>
      <text:p text:style-name="P70"><draw:frame draw:style-name="fr1" draw:name="Figura9" text:anchor-type="char" svg:x="3.284cm" svg:y="0.072cm" svg:width="10.721cm" svg:height="5.149cm" draw:z-index="31"><draw:image xlink:href="Pictures/10000201000005560000029034C9914761B7CEC9.png" xlink:type="simple" xlink:show="embed" xlink:actuate="onLoad" loext:mime-type="image/png"/></draw:frame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">Modificando Layout</text:p>
      <text:list xml:id="list4175611369" text:style-name="L38">
        <text:list-item>
          <text:p text:style-name="P297"><text:span text:style-name="T32">A</text:span><text:span text:style-name="T22">ula para modificar o layout de estudos.</text:span></text:p>
        </text:list-item>
      </text:list>
      <text:p text:style-name="P72"/>
      <text:p text:style-name="P103"><text:span text:style-name="T81">10</text:span><text:span text:style-name="T82">/</text:span><text:span text:style-name="T83">10</text:span><text:span text:style-name="T82">/2022 </text:span><text:span text:style-name="T81">segunda</text:span><text:span text:style-name="T84">-feira</text:span></text:p>
      <text:p text:style-name="P7">Manipulando CSS Grid</text:p>
      <text:list xml:id="list1346579388" text:style-name="L39">
        <text:list-item>
          <text:p text:style-name="P263"><text:span text:style-name="T33">N</text:span><text:span text:style-name="T34">esta aula faremos todas manipulações que temos disponíveis para o </text:span><text:span text:style-name="T58">Grid Container. </text:span><text:span text:style-name="T34">Como fizemos no Flex Box.</text:span></text:p>
        </text:list-item>
        <text:list-item>
          <text:p text:style-name="P200">Bora para o VS-Code */</text:p>
          <text:list>
            <text:list-item>
              <text:p text:style-name="P298"><text:span text:style-name="T22">Para definirmos um grid, basta colocar no container </text:span><text:span text:style-name="T51">display: grid;</text:span></text:p>
            </text:list-item>
            <text:list-item>
              <text:p text:style-name="P201">Ao fazer isso o layout ocupa toda viewport;</text:p>
            </text:list-item>
            <text:list-item>
              <text:p text:style-name="P283"><text:span text:style-name="T65">Após isso faremos a definição das colunas do grid, usando o </text:span><text:span text:style-name="T51">grid-template-columns </text:span><text:span text:style-name="T65">ele que faz com que tenhamos as colunas.</text:span></text:p>
              <text:list>
                <text:list-item>
                  <text:p text:style-name="P212">Em valores utilizamos porcentagens, e dependendo de quantos colocarmos ele criará de coluna.</text:p>
                </text:list-item>
                <text:list-item>
                  <text:p text:style-name="P287"><text:span text:style-name="T63">Importante usarmos sempre porcentagens ou frames, pois pixel não utilizaremos pelo fato dele não ser responsivo. Isso não só para o </text:span><text:span text:style-name="T41">Grid</text:span><text:span text:style-name="T63"> sempre que pudermos usar unidades de medidas responsivas será melhor!</text:span></text:p>
                </text:list-item>
              </text:list>
            </text:list-item>
            <text:list-item>
              <text:p text:style-name="P241">Frame, o que é?</text:p>
              <text:list>
                <text:list-item>
                  <text:p text:style-name="P288"><text:span text:style-name="T63">Ele é um pedaço da tela que daremos para aquele item, tiraremos as porcentagens anteriormente adicionadas e colocaremos </text:span><text:span text:style-name="T41">grid-template-columns: 1fr 2fr 1fr;</text:span></text:p>
                </text:list-item>
                <text:list-item>
                  <text:p text:style-name="P201">Se colocarmos tudo igual em frames, notaremos que todos nossos itens ocupam o mesmo tamanho de espaço.</text:p>
                </text:list-item>
                <text:list-item>
                  <text:p text:style-name="P288"><text:span text:style-name="T63">Existe outra forma também de encurtar esse código que é com </text:span><text:span text:style-name="T41">repeat, </text:span><text:span text:style-name="T63">que seria um shorthand dos frames.</text:span></text:p>
                </text:list-item>
              </text:list>
            </text:list-item>
            <text:list-item>
              <text:p text:style-name="P288"><text:soft-page-break/><text:span text:style-name="T63">Utilizando o valor </text:span><text:span text:style-name="T41">repeat (3, 1fr); </text:span><text:span text:style-name="T63">você indica para no navegador que você quer </text:span><text:span text:style-name="T41">3 colunas de 1fr.</text:span></text:p>
              <text:list>
                <text:list-item>
                  <text:p text:style-name="P289"><text:span text:style-name="T63">Então nosso grid ficou assim: </text:span><text:span text:style-name="T62">grid-template-columns: repeat (3,1fr);</text:span></text:p>
                </text:list-item>
                <text:list-item>
                  <text:p text:style-name="P202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242">Entendendo o GAP:</text:p>
          <text:list>
            <text:list-item>
              <text:p text:style-name="P289"><text:span text:style-name="T63">O gap como já vimos em Flex Box, é literalmente a mesma coisa para o </text:span><text:span text:style-name="T41">Grid. </text:span><text:span text:style-name="T63">Inclusive a sintaxe.</text:span></text:p>
            </text:list-item>
            <text:list-item>
              <text:p text:style-name="P289"><text:span text:style-name="T63">Observe que usamos o </text:span><text:span text:style-name="T41">gap</text:span><text:span text:style-name="T63"> geral, pois a partir daqui usaremos sempre </text:span><text:span text:style-name="T41">shorthands </text:span><text:span text:style-name="T63">e </text:span><text:span text:style-name="T41">unidades de medidas responsivas.</text:span></text:p>
              <text:list>
                <text:list-item>
                  <text:p text:style-name="P202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242">Grid-template-rows</text:p>
          <text:list>
            <text:list-item>
              <text:p text:style-name="P264"><text:span text:style-name="T35">Como já vimos em relação as colunas, agora veremos em relação a linhas com o </text:span><text:span text:style-name="T59">grid-template-rows</text:span><text:span text:style-name="T35">, a lógica é a mesma que explicada em colunas, com as unidades de metida e etecéteras.</text:span></text:p>
            </text:list-item>
            <text:list-item>
              <text:p text:style-name="P299"><text:span text:style-name="T22">Incluindo o </text:span><text:span text:style-name="T51">shorthand </text:span><text:span text:style-name="T22">com o </text:span><text:span text:style-name="T51">repeat</text:span><text:span text:style-name="T22"> também é usado em </text:span><text:span text:style-name="T51">row.</text:span></text:p>
            </text:list-item>
          </text:list>
        </text:list-item>
      </text:list>
      <text:p text:style-name="P73"/>
      <text:list xml:id="list193039458170878" text:continue-numbering="true" text:style-name="L39">
        <text:list-item>
          <text:p text:style-name="P242">Grid-auto-rows</text:p>
          <text:list>
            <text:list-item>
              <text:p text:style-name="P264"><text:span text:style-name="T36">Se utilizarmos </text:span><text:span text:style-name="T35">pixel como unidade de medida no </text:span><text:span text:style-name="T59">auto-rows </text:span><text:span text:style-name="T36">notaremos que quando o conteúdo dentro dele for extenso demais ele transbordará.</text:span></text:p>
            </text:list-item>
            <text:list-item>
              <text:p text:style-name="P300"><text:span text:style-name="T22">Para isso utilizaremos uma funcionalidade chamada de </text:span><text:span text:style-name="T51">minmax() </text:span><text:span text:style-name="T22">como o próprio nome já sugere, trabalharemos com tamanhos mínimos e máximos. A sintaxe é a seguinte: </text:span><text:span text:style-name="T51">grid-auto-rows: minmax(210px, 100%)</text:span><text:span text:style-name="T22"> o primeiro valor é o mínimo e o segundo é o máximo. Fazendo com que o layout fique mais responsivo, parecido com o media query, só que é uma funcionalidade nativa do</text:span><text:span text:style-name="T51"> Grid.</text:span></text:p>
              <text:list>
                <text:list-item>
                  <text:p text:style-name="P300"><text:span text:style-name="T22">Quando ele chegar no mínimo não diminuirá mais e o scroll será ativado. Não necessariamente o segundo valor (máximo) tem que ser em porcentagem, podemos usar os pixels também.</text:span><text:span text:style-name="T51"> </text:span></text:p>
                </text:list-item>
              </text:list>
            </text:list-item>
          </text:list>
        </text:list-item>
      </text:list>
      <text:p text:style-name="P157"/>
      <text:p text:style-name="P31"/>
      <text:p text:style-name="P31"/>
      <text:p text:style-name="P31"/>
      <text:p text:style-name="P31"/>
      <text:p text:style-name="P31"/>
      <text:p text:style-name="P8"><text:soft-page-break/>Exercício de fixação #2</text:p>
      <text:list xml:id="list1537499373" text:style-name="L40">
        <text:list-item>
          <text:p text:style-name="P203">Nessa aula faremos o exercício proposto pelo professor!</text:p>
          <text:list>
            <text:list-item>
              <text:p text:style-name="P204">DICA: No <text:span text:style-name="T110">grid-auto-rows </text:span>também colocamos valor auto, para que ele acompanhe o tamanho conforme o conteúdo nele contido.</text:p>
            </text:list-item>
          </text:list>
        </text:list-item>
      </text:list>
      <text:p text:style-name="P71"/>
      <text:p text:style-name="P9">Manipulando linhas e colunas</text:p>
      <text:list xml:id="list2703285706" text:style-name="L41">
        <text:list-item>
          <text:p text:style-name="P205">Primeira coisa que faremos no nosso layout de estudos é manipular o HTML, adicionando em cada <text:span text:style-name="T127">div</text:span> mais uma classe.</text:p>
        </text:list-item>
        <text:list-item>
          <text:p text:style-name="P205">Criaremos mais 3 divs para totalizarem 9.</text:p>
        </text:list-item>
        <text:list-item>
          <text:p text:style-name="P243">Entendendo grid-column:</text:p>
          <text:list>
            <text:list-item>
              <text:p text:style-name="P206">Essa funcionalidade basicamente fará com que definamos o tamanho da coluna. Sintaxe dela é <text:span text:style-name="T110">grid-column:1/4;</text:span></text:p>
              <text:list>
                <text:list-item>
                  <text:p text:style-name="P206">Ele conta e puxa o item de acordo com as linhas, fazendo com que o elemento expanda contando sempre começo e final de cada coluna.</text:p>
                </text:list-item>
                <text:list-item>
                  <text:p text:style-name="P206">Da mesma forma funciona se alterarmos o primeiro valor, passando para o navegador por exemplo que você quer que tal item comece aonde termina a coluna 2 e vá até a 4. sintaxe fica assim: <text:span text:style-name="T110">grid-column:2/4;</text:span></text:p>
                  <text:p text:style-name="P243"/>
                </text:list-item>
              </text:list>
            </text:list-item>
          </text:list>
        </text:list-item>
        <text:list-item>
          <text:p text:style-name="P265"><text:span text:style-name="T60">Entendendo grid-</text:span><text:span text:style-name="T61">row</text:span><text:span text:style-name="T60">:</text:span></text:p>
          <text:list>
            <text:list-item>
              <text:p text:style-name="P284"><text:span text:style-name="T66">E</text:span><text:span text:style-name="T65">le é basicamente irmão do </text:span><text:span text:style-name="T51">grid-column, </text:span><text:span text:style-name="T65">pois ele irá alterar de maneira bem parecida só que nas linhas.</text:span></text:p>
              <text:list>
                <text:list-item>
                  <text:p text:style-name="P285"><text:span text:style-name="T65">Os espaços de linha são de acordo com o frame que temos no </text:span><text:span text:style-name="T51">grid-template-columns.</text:span></text:p>
                </text:list-item>
                <text:list-item>
                  <text:p text:style-name="P207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74"/>
      <text:p text:style-name="P75">Em caso de dúvidas é sempre bom olhar na documentação, que estará disposta como link abaixo:</text:p>
      <text:p text:style-name="P91"><text:a xlink:type="simple" xlink:href="https://developer.mozilla.org/en-US/docs/Web/CSS/grid" text:style-name="Internet_20_link" text:visited-style-name="Visited_20_Internet_20_Link"><text:span text:style-name="T3">Documentação Grid Layout Mozilla</text:span></text:a></text:p>
      <text:p text:style-name="P115"/>
      <text:list xml:id="list3411873422" text:style-name="L42">
        <text:list-item>
          <text:p text:style-name="P247"><text:span text:style-name="T141">A</text:span><text:span text:style-name="T140">gora usaremos o grid-template-areas.</text:span></text:p>
          <text:list>
            <text:list-item>
              <text:p text:style-name="P248"><text:span text:style-name="T140">Ele é uma forma de simplificar o código, como um shorthand de </text:span><text:span text:style-name="T139">grid-column </text:span><text:span text:style-name="T140">e </text:span><text:span text:style-name="T139">grid-row.</text:span></text:p>
            </text:list-item>
            <text:list-item>
              <text:p text:style-name="P208">Sua sintaxe é basicamente essa:</text:p>
              <text:list>
                <text:list-item>
                  <text:p text:style-name="P244">grid-template-areas: “item1 item1 item1”;</text:p>
                </text:list-item>
              </text:list>
            </text:list-item>
            <text:list-item>
              <text:p text:style-name="P208">No nosso código vamos colocá-lo no container.</text:p>
            </text:list-item>
          </text:list>
        </text:list-item>
        <text:list-item>
          <text:p text:style-name="P248"><text:soft-page-break/><text:span text:style-name="T140">Ele é como um objeto, você colocar todas especificações desejadas e chama essa “função” diretamente na classe. </text:span><text:span text:style-name="T142">Veja abaixo:</text:span></text:p>
        </text:list-item>
      </text:list>
      <text:p text:style-name="P76"><draw:frame draw:style-name="fr1" draw:name="Figura10" text:anchor-type="char" svg:x="0.7cm" svg:y="0.243cm" svg:width="7.186cm" svg:height="6.473cm" draw:z-index="32"><draw:image xlink:href="Pictures/100002010000018900000162E4A0BAB5FE8506DE.png" xlink:type="simple" xlink:show="embed" xlink:actuate="onLoad" loext:mime-type="image/png"/></draw:frame></text:p>
      <text:p text:style-name="P92"><text:span text:style-name="T37"><text:s/></text:span><text:span text:style-name="T143">Neste caso usamos 3 vezes o item um para indicar que queremos que ele ocupe todas as colunas que designamos no </text:span><text:span text:style-name="T144">grid-template-columns </text:span><text:span text:style-name="T143">que no nosso caso é 3fr, se fosse mais bastaria adicionais mais vezes ele se repetindo!</text:span></text:p>
      <text:p text:style-name="P158"/>
      <text:p text:style-name="P158"/>
      <text:p text:style-name="P158"/>
      <text:p text:style-name="P158"/>
      <text:p text:style-name="P158"/>
      <text:p text:style-name="P158"/>
      <text:list xml:id="list2664115581" text:style-name="L43">
        <text:list-item>
          <text:p text:style-name="P266"><text:span text:style-name="T37">B</text:span><text:span text:style-name="T38">asicamente nos desenharemos o layout em forma de texto acompanhe as imagens e tenta encaixar a figura nas linhas de código, na sua cabeça mesmo:</text:span></text:p>
        </text:list-item>
      </text:list>
      <text:p text:style-name="P77"><draw:frame draw:style-name="fr1" draw:name="Figura12" text:anchor-type="char" svg:x="3.186cm" svg:y="0.376cm" svg:width="5.636cm" svg:height="9.079cm" draw:z-index="34"><draw:image xlink:href="Pictures/10000201000000D5000000E10989BA81496610E0.png" xlink:type="simple" xlink:show="embed" xlink:actuate="onLoad" loext:mime-type="image/png"/></draw:frame></text:p>
      <text:p text:style-name="P77"/>
      <text:p text:style-name="P77"><draw:frame draw:style-name="fr1" draw:name="Figura11" text:anchor-type="char" svg:x="9.754cm" svg:y="0.049cm" svg:width="5.472cm" svg:height="8.283cm" draw:z-index="33"><draw:image xlink:href="Pictures/10000201000001BC000002D66D3683504A5AEC41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xml:id="list193039776767772" text:continue-numbering="true" text:style-name="L43">
        <text:list-item>
          <text:p text:style-name="P209">Note que seria a mesma coisa se juntássemos em bloco todos os items que tivessem o mesmo nome!</text:p>
        </text:list-item>
        <text:list-item>
          <text:p text:style-name="P301"><text:soft-page-break/><text:span text:style-name="T22">Porém em questão de responsividade, o </text:span><text:span text:style-name="T51">grid</text:span><text:span text:style-name="T22"> não é tão preciso e adáptavel como o </text:span><text:span text:style-name="T51">Flexbox, </text:span><text:span text:style-name="T22">usando o flex wrap por exemplo, logo teremos que trabalhar toda responsividade dele na mão.</text:span></text:p>
        </text:list-item>
      </text:list>
      <text:p text:style-name="P210"/>
      <text:p text:style-name="P10">Apresentando Exercício de Grid</text:p>
      <text:list xml:id="list3706840359" text:style-name="L44">
        <text:list-item>
          <text:p text:style-name="P211">Aula prática, criando o exercício de Grid Layout.</text:p>
        </text:list-item>
      </text:list>
      <text:p text:style-name="P78"/>
      <text:p text:style-name="P11"><text:span text:style-name="T123">Apresentando Exercício </text:span><text:span text:style-name="T124">Final de Flexbox + Grid</text:span></text:p>
      <text:list xml:id="list193040598965480" text:continue-numbering="true" text:style-name="L44">
        <text:list-item>
          <text:p text:style-name="P267"><text:span text:style-name="T39">Aula prática, criando o exercício </text:span><text:span text:style-name="T40">final</text:span><text:span text:style-name="T39">.</text:span></text:p>
        </text:list-item>
        <text:list-item>
          <text:p text:style-name="P280"><text:span text:style-name="T67">A</text:span><text:span text:style-name="T65">notações de revisões:</text:span></text:p>
          <text:list>
            <text:list-item>
              <text:p text:style-name="P286"><text:span text:style-name="T65">Rever o shorthand </text:span><text:span text:style-name="T51">flex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23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2T19:30:36.739138115</dc:date>
    <meta:editing-duration>P2DT4H48M28S</meta:editing-duration>
    <meta:editing-cycles>35</meta:editing-cycles>
    <meta:generator>LibreOffice/6.4.7.2$Linux_X86_64 LibreOffice_project/40$Build-2</meta:generator>
    <meta:document-statistic meta:table-count="0" meta:image-count="12" meta:object-count="0" meta:page-count="24" meta:paragraph-count="363" meta:word-count="4443" meta:character-count="25151" meta:non-whitespace-character-count="21286"/>
  </office:meta>
</office:document-meta>
</file>